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3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53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819in" fo:break-before="auto" style:use-optimal-row-height="false"/>
    </style:style>
    <style:style style:name="ro4" style:family="table-row">
      <style:table-row-properties style:row-height="0.2146in" fo:break-before="auto" style:use-optimal-row-height="true"/>
    </style:style>
    <style:style style:name="ro5" style:family="table-row">
      <style:table-row-properties style:row-height="0.236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3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2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23" style:family="table-cell" style:parent-style-name="Default" style:data-style-name="N11">
      <style:table-cell-properties fo:background-color="transparen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21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in"/>
      <style:text-properties style:font-name="Liberation Sans" style:font-name-asian="Noto Sans CJK SC Regular" style:font-name-complex="FreeSans"/>
    </style:style>
    <style:style style:name="ce2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28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29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>
      <style:map style:condition="cell-content()&lt;[$Sheet1.$L$10]" style:apply-style-name="Good" style:base-cell-address="Sheet1.F10"/>
    </style:style>
    <style:style style:name="ce33" style:family="table-cell" style:parent-style-name="Default">
      <style:map style:condition="cell-content()&lt;[$Sheet1.$L$33]" style:apply-style-name="Good" style:base-cell-address="Sheet1.F33"/>
    </style:style>
    <style:style style:name="ce36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8]" style:apply-style-name="Good" style:base-cell-address="Sheet1.F38"/>
    </style:style>
    <style:style style:name="ce38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40" style:family="table-cell" style:parent-style-name="Default" style:data-style-name="N121">
      <style:text-properties style:font-name="Liberation Sans" style:font-name-asian="Noto Sans CJK SC Regular" style:font-name-complex="FreeSans"/>
      <style:map style:condition="cell-content()&lt;[$Sheet1.$L$39]" style:apply-style-name="Accent" style:base-cell-address="Sheet1.F39"/>
    </style:style>
    <style:style style:name="ce32" style:family="table-cell" style:parent-style-name="Default" style:data-style-name="N2">
      <style:text-properties style:font-name="Liberation Sans" style:font-name-asian="Noto Sans CJK SC Regular" style:font-name-complex="FreeSans"/>
    </style:style>
    <style:style style:name="ce45" style:family="table-cell" style:parent-style-name="Default" style:data-style-name="N2">
      <style:table-cell-properties style:text-align-source="fix" style:repeat-content="false"/>
      <style:paragraph-properties fo:text-align="end" fo:margin-left="0in"/>
      <style:text-properties style:font-name="Liberation Sans" style:font-name-asian="Noto Sans CJK SC Regular" style:font-name-complex="FreeSans"/>
    </style:style>
    <style:style style:name="ce37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start" fo:margin-left="0in"/>
    </style:style>
    <style:style style:name="ce44" style:family="table-cell" style:parent-style-name="Default" style:data-style-name="N2"/>
    <style:style style:name="ce49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in"/>
    </style:style>
    <style:style style:name="ce86" style:family="table-cell" style:parent-style-name="Default" style:data-style-name="N11">
      <style:map style:condition="cell-content()&lt;0" style:apply-style-name="Good" style:base-cell-address="Sheet1.I6"/>
      <style:map style:condition="cell-content()&gt;=0" style:apply-style-name="Bad" style:base-cell-address="Sheet1.I6"/>
    </style:style>
    <style:style style:name="ce87" style:family="table-cell" style:parent-style-name="Default" style:data-style-name="N11">
      <style:map style:condition="cell-content()&lt;0" style:apply-style-name="Good" style:base-cell-address="Sheet1.I7"/>
      <style:map style:condition="cell-content()&gt;=0" style:apply-style-name="Bad" style:base-cell-address="Sheet1.I7"/>
    </style:style>
    <style:style style:name="ce90" style:family="table-cell" style:parent-style-name="Default" style:data-style-name="N11">
      <style:map style:condition="cell-content()&lt;0" style:apply-style-name="Good" style:base-cell-address="Sheet1.I8"/>
      <style:map style:condition="cell-content()&gt;=0" style:apply-style-name="Bad" style:base-cell-address="Sheet1.I8"/>
    </style:style>
    <style:style style:name="ce91" style:family="table-cell" style:parent-style-name="Default" style:data-style-name="N11">
      <style:map style:condition="cell-content()&lt;0" style:apply-style-name="Good" style:base-cell-address="Sheet1.I9"/>
      <style:map style:condition="cell-content()&gt;=0" style:apply-style-name="Bad" style:base-cell-address="Sheet1.I9"/>
    </style:style>
    <style:style style:name="ce107" style:family="table-cell" style:parent-style-name="Default" style:data-style-name="N11">
      <style:map style:condition="cell-content()&lt;0" style:apply-style-name="Good" style:base-cell-address="Sheet1.I10"/>
      <style:map style:condition="cell-content()&gt;=0" style:apply-style-name="Bad" style:base-cell-address="Sheet1.I10"/>
    </style:style>
    <style:style style:name="ce56" style:family="table-cell" style:parent-style-name="Default" style:data-style-name="N11">
      <style:map style:condition="cell-content()&lt;0" style:apply-style-name="Good" style:base-cell-address="Sheet1.I11"/>
      <style:map style:condition="cell-content()&gt;=0" style:apply-style-name="Bad" style:base-cell-address="Sheet1.I11"/>
    </style:style>
    <style:style style:name="ce58" style:family="table-cell" style:parent-style-name="Default" style:data-style-name="N11">
      <style:map style:condition="cell-content()&lt;0" style:apply-style-name="Good" style:base-cell-address="Sheet1.I12"/>
      <style:map style:condition="cell-content()&gt;=0" style:apply-style-name="Bad" style:base-cell-address="Sheet1.I12"/>
    </style:style>
    <style:style style:name="ce59" style:family="table-cell" style:parent-style-name="Default" style:data-style-name="N11">
      <style:map style:condition="cell-content()&lt;0" style:apply-style-name="Good" style:base-cell-address="Sheet1.I13"/>
      <style:map style:condition="cell-content()&gt;=0" style:apply-style-name="Bad" style:base-cell-address="Sheet1.I13"/>
    </style:style>
    <style:style style:name="ce60" style:family="table-cell" style:parent-style-name="Default" style:data-style-name="N11">
      <style:map style:condition="cell-content()&lt;0" style:apply-style-name="Good" style:base-cell-address="Sheet1.I21"/>
      <style:map style:condition="cell-content()&gt;=0" style:apply-style-name="Bad" style:base-cell-address="Sheet1.I21"/>
    </style:style>
    <style:style style:name="ce61" style:family="table-cell" style:parent-style-name="Default" style:data-style-name="N11">
      <style:map style:condition="cell-content()&lt;0" style:apply-style-name="Good" style:base-cell-address="Sheet1.I23"/>
      <style:map style:condition="cell-content()&gt;=0" style:apply-style-name="Bad" style:base-cell-address="Sheet1.I23"/>
    </style:style>
    <style:style style:name="ce62" style:family="table-cell" style:parent-style-name="Default" style:data-style-name="N11">
      <style:map style:condition="cell-content()&lt;0" style:apply-style-name="Good" style:base-cell-address="Sheet1.I24"/>
      <style:map style:condition="cell-content()&gt;=0" style:apply-style-name="Bad" style:base-cell-address="Sheet1.I24"/>
    </style:style>
    <style:style style:name="ce63" style:family="table-cell" style:parent-style-name="Default" style:data-style-name="N11">
      <style:map style:condition="cell-content()&lt;0" style:apply-style-name="Good" style:base-cell-address="Sheet1.I25"/>
      <style:map style:condition="cell-content()&gt;=0" style:apply-style-name="Bad" style:base-cell-address="Sheet1.I25"/>
    </style:style>
    <style:style style:name="ce64" style:family="table-cell" style:parent-style-name="Default" style:data-style-name="N11">
      <style:map style:condition="cell-content()&lt;0" style:apply-style-name="Good" style:base-cell-address="Sheet1.I27"/>
      <style:map style:condition="cell-content()&gt;=0" style:apply-style-name="Bad" style:base-cell-address="Sheet1.I27"/>
    </style:style>
    <style:style style:name="ce65" style:family="table-cell" style:parent-style-name="Default" style:data-style-name="N11">
      <style:map style:condition="cell-content()&lt;0" style:apply-style-name="Good" style:base-cell-address="Sheet1.I28"/>
      <style:map style:condition="cell-content()&gt;=0" style:apply-style-name="Bad" style:base-cell-address="Sheet1.I28"/>
    </style:style>
    <style:style style:name="ce66" style:family="table-cell" style:parent-style-name="Default" style:data-style-name="N11">
      <style:map style:condition="cell-content()&lt;0" style:apply-style-name="Good" style:base-cell-address="Sheet1.I30"/>
      <style:map style:condition="cell-content()&gt;=0" style:apply-style-name="Bad" style:base-cell-address="Sheet1.I30"/>
    </style:style>
    <style:style style:name="ce74" style:family="table-cell" style:parent-style-name="Default" style:data-style-name="N11">
      <style:map style:condition="cell-content()&lt;0" style:apply-style-name="Good" style:base-cell-address="Sheet1.I38"/>
      <style:map style:condition="cell-content()&gt;=0" style:apply-style-name="Bad" style:base-cell-address="Sheet1.I38"/>
    </style:style>
    <style:style style:name="ce82" style:family="table-cell" style:parent-style-name="Default" style:data-style-name="N11">
      <style:map style:condition="cell-content()&lt;0" style:apply-style-name="Good" style:base-cell-address="Sheet1.I39"/>
      <style:map style:condition="cell-content()&gt;=0" style:apply-style-name="Bad" style:base-cell-address="Sheet1.I39"/>
    </style:style>
    <style:style style:name="ce100" style:family="table-cell" style:parent-style-name="Default" style:data-style-name="N122">
      <style:map style:condition="cell-content()&gt;[.E6]*1.25" style:apply-style-name="Good" style:base-cell-address="Sheet1.J6"/>
    </style:style>
    <style:style style:name="ce88" style:family="table-cell" style:parent-style-name="Default" style:data-style-name="N122">
      <style:map style:condition="cell-content()&gt;[.E12]*1.25" style:apply-style-name="Good" style:base-cell-address="Sheet1.J12"/>
    </style:style>
    <style:style style:name="ce89" style:family="table-cell" style:parent-style-name="Default" style:data-style-name="N122">
      <style:map style:condition="cell-content()&gt;[.E13]*1.25" style:apply-style-name="Good" style:base-cell-address="Sheet1.J13"/>
    </style:style>
    <style:style style:name="ce92" style:family="table-cell" style:parent-style-name="Default" style:data-style-name="N122">
      <style:map style:condition="cell-content()&gt;[.E21]*1.25" style:apply-style-name="Good" style:base-cell-address="Sheet1.J21"/>
    </style:style>
    <style:style style:name="ce93" style:family="table-cell" style:parent-style-name="Default" style:data-style-name="N122">
      <style:map style:condition="cell-content()&gt;[.E23]*1.25" style:apply-style-name="Good" style:base-cell-address="Sheet1.J23"/>
    </style:style>
    <style:style style:name="ce94" style:family="table-cell" style:parent-style-name="Default" style:data-style-name="N122">
      <style:map style:condition="cell-content()&gt;[.E24]*1.25" style:apply-style-name="Good" style:base-cell-address="Sheet1.J24"/>
    </style:style>
    <style:style style:name="ce95" style:family="table-cell" style:parent-style-name="Default" style:data-style-name="N122">
      <style:map style:condition="cell-content()&gt;[.E25]*1.25" style:apply-style-name="Good" style:base-cell-address="Sheet1.J25"/>
    </style:style>
    <style:style style:name="ce96" style:family="table-cell" style:parent-style-name="Default" style:data-style-name="N122">
      <style:map style:condition="cell-content()&gt;[.E27]*1.25" style:apply-style-name="Good" style:base-cell-address="Sheet1.J27"/>
    </style:style>
    <style:style style:name="ce97" style:family="table-cell" style:parent-style-name="Default" style:data-style-name="N122">
      <style:map style:condition="cell-content()&gt;[.E28]*1.25" style:apply-style-name="Good" style:base-cell-address="Sheet1.J28"/>
    </style:style>
    <style:style style:name="ce98" style:family="table-cell" style:parent-style-name="Default" style:data-style-name="N122">
      <style:map style:condition="cell-content()&gt;[.E30]*1.25" style:apply-style-name="Good" style:base-cell-address="Sheet1.J30"/>
    </style:style>
    <style:style style:name="ce106" style:family="table-cell" style:parent-style-name="Default" style:data-style-name="N122">
      <style:map style:condition="cell-content()&gt;[.E38]*1.25" style:apply-style-name="Good" style:base-cell-address="Sheet1.J38"/>
    </style:style>
    <style:style style:name="ce108" style:family="table-cell" style:parent-style-name="Default" style:data-style-name="N122">
      <style:map style:condition="cell-content()&gt;[.E39]*1.25" style:apply-style-name="Good" style:base-cell-address="Sheet1.J39"/>
    </style:style>
    <style:style style:name="ce109" style:family="table-cell" style:parent-style-name="Default" style:data-style-name="N122">
      <style:map style:condition="cell-content()&gt;[.E40] * 1.25" style:apply-style-name="Good" style:base-cell-address="Sheet1.J40"/>
    </style:style>
    <style:style style:name="ce110" style:family="table-cell" style:parent-style-name="Default" style:data-style-name="N122">
      <style:map style:condition="cell-content()&gt;[.E41] * 1.25" style:apply-style-name="Good" style:base-cell-address="Sheet1.J41"/>
    </style:style>
    <style:style style:name="ce111" style:family="table-cell" style:parent-style-name="Default" style:data-style-name="N122">
      <style:map style:condition="cell-content()&gt;[.E42] *1.25" style:apply-style-name="Good" style:base-cell-address="Sheet1.J42"/>
    </style:style>
    <style:style style:name="ce122" style:family="table-cell" style:parent-style-name="Default" style:data-style-name="N122">
      <style:map style:condition="cell-content()&gt;[.E43] * 1.25" style:apply-style-name="Good" style:base-cell-address="Sheet1.J43"/>
    </style:style>
    <style:style style:name="ce124" style:family="table-cell" style:parent-style-name="Default" style:data-style-name="N122">
      <style:map style:condition="cell-content()&gt;[.E44] * 1.25" style:apply-style-name="Good" style:base-cell-address="Sheet1.J44"/>
    </style:style>
    <style:style style:name="ce161" style:family="table-cell" style:parent-style-name="Default" style:data-style-name="N122">
      <style:map style:condition="cell-content()&gt;0" style:apply-style-name="Bad" style:base-cell-address="Sheet1.K6"/>
    </style:style>
    <style:style style:name="ce165" style:family="table-cell" style:parent-style-name="Default" style:data-style-name="N122">
      <style:map style:condition="cell-content()&gt;0" style:apply-style-name="Bad" style:base-cell-address="Sheet1.K7"/>
    </style:style>
    <style:style style:name="ce171" style:family="table-cell" style:parent-style-name="Default" style:data-style-name="N122">
      <style:map style:condition="cell-content()&gt;0" style:apply-style-name="Bad" style:base-cell-address="Sheet1.K8"/>
    </style:style>
    <style:style style:name="ce173" style:family="table-cell" style:parent-style-name="Default" style:data-style-name="N122">
      <style:map style:condition="cell-content()&gt;0" style:apply-style-name="Bad" style:base-cell-address="Sheet1.K9"/>
    </style:style>
    <style:style style:name="ce140" style:family="table-cell" style:parent-style-name="Default" style:data-style-name="N122">
      <style:map style:condition="cell-content()&gt;0" style:apply-style-name="Bad" style:base-cell-address="Sheet1.K10"/>
    </style:style>
    <style:style style:name="ce130" style:family="table-cell" style:parent-style-name="Default" style:data-style-name="N122">
      <style:map style:condition="cell-content()&gt;0" style:apply-style-name="Bad" style:base-cell-address="Sheet1.K11"/>
    </style:style>
    <style:style style:name="ce132" style:family="table-cell" style:parent-style-name="Default" style:data-style-name="N122">
      <style:map style:condition="cell-content()&gt;0" style:apply-style-name="Bad" style:base-cell-address="Sheet1.K12"/>
    </style:style>
    <style:style style:name="ce133" style:family="table-cell" style:parent-style-name="Default" style:data-style-name="N122">
      <style:map style:condition="cell-content()&gt;0" style:apply-style-name="Bad" style:base-cell-address="Sheet1.K13"/>
    </style:style>
    <style:style style:name="ce134" style:family="table-cell" style:parent-style-name="Default" style:data-style-name="N122">
      <style:map style:condition="cell-content()&gt;0" style:apply-style-name="Bad" style:base-cell-address="Sheet1.K21"/>
    </style:style>
    <style:style style:name="ce135" style:family="table-cell" style:parent-style-name="Default" style:data-style-name="N122">
      <style:map style:condition="cell-content()&gt;0" style:apply-style-name="Bad" style:base-cell-address="Sheet1.K23"/>
    </style:style>
    <style:style style:name="ce136" style:family="table-cell" style:parent-style-name="Default" style:data-style-name="N122">
      <style:map style:condition="cell-content()&gt;0" style:apply-style-name="Bad" style:base-cell-address="Sheet1.K24"/>
    </style:style>
    <style:style style:name="ce137" style:family="table-cell" style:parent-style-name="Default" style:data-style-name="N122">
      <style:map style:condition="cell-content()&gt;0" style:apply-style-name="Bad" style:base-cell-address="Sheet1.K25"/>
    </style:style>
    <style:style style:name="ce138" style:family="table-cell" style:parent-style-name="Default" style:data-style-name="N122">
      <style:map style:condition="cell-content()&gt;0" style:apply-style-name="Bad" style:base-cell-address="Sheet1.K27"/>
    </style:style>
    <style:style style:name="ce139" style:family="table-cell" style:parent-style-name="Default" style:data-style-name="N122">
      <style:map style:condition="cell-content()&gt;0" style:apply-style-name="Bad" style:base-cell-address="Sheet1.K30"/>
    </style:style>
    <style:style style:name="ce141" style:family="table-cell" style:parent-style-name="Default" style:data-style-name="N122">
      <style:map style:condition="cell-content()&gt;0" style:apply-style-name="Bad" style:base-cell-address="Sheet1.K38"/>
    </style:style>
    <style:style style:name="ce146" style:family="table-cell" style:parent-style-name="Default" style:data-style-name="N122">
      <style:map style:condition="cell-content()&gt;0" style:apply-style-name="Bad" style:base-cell-address="Sheet1.K39"/>
    </style:style>
    <style:style style:name="ce191" style:family="table-cell" style:parent-style-name="Default" style:data-style-name="N122">
      <style:map style:condition="cell-content()&gt;0" style:apply-style-name="Bad" style:base-cell-address="Sheet1.L6"/>
    </style:style>
    <style:style style:name="ce192" style:family="table-cell" style:parent-style-name="Default" style:data-style-name="N122">
      <style:map style:condition="cell-content()&gt;0" style:apply-style-name="Bad" style:base-cell-address="Sheet1.L7"/>
    </style:style>
    <style:style style:name="ce170" style:family="table-cell" style:parent-style-name="Default" style:data-style-name="N122">
      <style:map style:condition="cell-content()&gt;0" style:apply-style-name="Bad" style:base-cell-address="Sheet1.L10"/>
    </style:style>
    <style:style style:name="ce154" style:family="table-cell" style:parent-style-name="Default" style:data-style-name="N122">
      <style:map style:condition="cell-content()&gt;0" style:apply-style-name="Bad" style:base-cell-address="Sheet1.L11"/>
    </style:style>
    <style:style style:name="ce158" style:family="table-cell" style:parent-style-name="Default" style:data-style-name="N122">
      <style:table-cell-properties fo:background-color="transparent"/>
      <style:map style:condition="cell-content()&gt;0" style:apply-style-name="Bad" style:base-cell-address="Sheet1.L12"/>
    </style:style>
    <style:style style:name="ce159" style:family="table-cell" style:parent-style-name="Default" style:data-style-name="N122">
      <style:map style:condition="cell-content()&gt;0" style:apply-style-name="Bad" style:base-cell-address="Sheet1.L13"/>
    </style:style>
    <style:style style:name="ce164" style:family="table-cell" style:parent-style-name="Default" style:data-style-name="N122">
      <style:map style:condition="cell-content()&gt;0" style:apply-style-name="Bad" style:base-cell-address="Sheet1.L21"/>
    </style:style>
    <style:style style:name="ce166" style:family="table-cell" style:parent-style-name="Default" style:data-style-name="N122">
      <style:map style:condition="cell-content()&gt;0" style:apply-style-name="Bad" style:base-cell-address="Sheet1.L23"/>
    </style:style>
    <style:style style:name="ce167" style:family="table-cell" style:parent-style-name="Default" style:data-style-name="N122">
      <style:map style:condition="cell-content()&gt;0" style:apply-style-name="Bad" style:base-cell-address="Sheet1.L25"/>
    </style:style>
    <style:style style:name="ce168" style:family="table-cell" style:parent-style-name="Default" style:data-style-name="N122">
      <style:map style:condition="cell-content()&gt;0" style:apply-style-name="Bad" style:base-cell-address="Sheet1.L27"/>
    </style:style>
    <style:style style:name="ce169" style:family="table-cell" style:parent-style-name="Default" style:data-style-name="N122">
      <style:map style:condition="cell-content()&gt;0" style:apply-style-name="Bad" style:base-cell-address="Sheet1.L28"/>
    </style:style>
    <style:style style:name="ce172" style:family="table-cell" style:parent-style-name="Default" style:data-style-name="N122">
      <style:map style:condition="cell-content()&gt;0" style:apply-style-name="Bad" style:base-cell-address="Sheet1.L38"/>
    </style:style>
    <style:style style:name="ce174" style:family="table-cell" style:parent-style-name="Default" style:data-style-name="N122">
      <style:map style:condition="cell-content()&gt;0" style:apply-style-name="Bad" style:base-cell-address="Sheet1.L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7"/>
        <table:table-column table:style-name="co2" table:default-cell-style-name="ce12"/>
        <table:table-column table:style-name="co1" table:default-cell-style-name="ce20"/>
        <table:table-column table:style-name="co2" table:default-cell-style-name="ce23"/>
        <table:table-column table:style-name="co2" table:default-cell-style-name="ce28"/>
        <table:table-column table:style-name="co2" table:default-cell-style-name="Default"/>
        <table:table-column table:style-name="co2" table:default-cell-style-name="ce32"/>
        <table:table-column table:style-name="co2" table:default-cell-style-name="ce44"/>
        <table:table-column table:style-name="co3" table:default-cell-style-name="ce59"/>
        <table:table-column table:style-name="co2" table:default-cell-style-name="ce100"/>
        <table:table-column table:style-name="co2" table:default-cell-style-name="ce133"/>
        <table:table-column table:style-name="co2" table:default-cell-style-name="ce159"/>
        <table:table-row table:style-name="ro1">
          <table:table-cell table:style-name="ce1"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20" office:value-type="string" calcext:value-type="string">
            <text:p>hhh仓位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2.085" calcext:value-type="float">
            <text:p>2.085</text:p>
          </table:table-cell>
          <table:table-cell table:style-name="ce22" office:value-type="percentage" office:value="0.0295" calcext:value-type="percentage">
            <text:p>2.95%</text:p>
          </table:table-cell>
          <table:table-cell table:style-name="ce26" office:value-type="float" office:value="87.3" calcext:value-type="float">
            <text:p>87.30</text:p>
          </table:table-cell>
          <table:table-cell table:style-name="ce22" office:value-type="percentage" office:value="0.9318" calcext:value-type="percentage">
            <text:p>93.18%</text:p>
          </table:table-cell>
          <table:table-cell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人民币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2.122" calcext:value-type="float" table:number-columns-spanned="5" table:number-rows-spanned="1">
            <text:p>2.122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37" office:value-type="percentage" office:value="0.0338" calcext:value-type="percentage" table:number-columns-spanned="5" table:number-rows-spanned="1">
            <text:p>3.38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3">
            <text:p>食品饮料</text:p>
          </table:table-cell>
          <table:table-cell table:style-name="ce13" office:value-type="percentage" office:value="0.1279" calcext:value-type="percentage" table:number-columns-spanned="1" table:number-rows-spanned="3">
            <text:p>12.79%</text:p>
          </table:table-cell>
          <table:table-cell office:value-type="string" calcext:value-type="string">
            <text:p>洋河股份F</text:p>
          </table:table-cell>
          <table:table-cell office:value-type="percentage" office:value="0.0673" calcext:value-type="percentage">
            <text:p>6.73%</text:p>
          </table:table-cell>
          <table:table-cell office:value-type="float" office:value="92.2863" calcext:value-type="float">
            <text:p>92.286</text:p>
          </table:table-cell>
          <table:table-cell office:value-type="float" office:value="101.7" calcext:value-type="float">
            <text:p>101.7</text:p>
          </table:table-cell>
          <table:table-cell office:value-type="float" office:value="14.58" calcext:value-type="float">
            <text:p>14.58</text:p>
          </table:table-cell>
          <table:table-cell office:value-type="float" office:value="1532" calcext:value-type="float">
            <text:p>1532.00</text:p>
          </table:table-cell>
          <table:table-cell table:style-name="ce86" table:formula="of:=IF([.E6]&gt;0;[.F6]/[.E6]-1.0014;([.F6]-[.E6]))" office:value-type="percentage" office:value="0.100605389749074" calcext:value-type="percentage">
            <text:p>10.06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115.357875" calcext:value-type="float">
            <text:p>115.358</text:p>
          </table:table-cell>
          <table:table-cell table:style-name="ce161" table:formula="of:=IF([.F6]&lt;[.E6]*1.25; 0; [.J6]/1.25*0.92)" office:value-type="float" office:value="0" calcext:value-type="float">
            <text:p>0.000</text:p>
          </table:table-cell>
          <table:table-cell table:style-name="ce191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L</text:p>
          </table:table-cell>
          <table:table-cell office:value-type="percentage" office:value="0.0337" calcext:value-type="percentage">
            <text:p>3.37%</text:p>
          </table:table-cell>
          <table:table-cell office:value-type="float" office:value="89.501" calcext:value-type="float">
            <text:p>89.501</text:p>
          </table:table-cell>
          <table:table-cell office:value-type="float" office:value="101.7" calcext:value-type="float">
            <text:p>101.7</text:p>
          </table:table-cell>
          <table:table-cell office:value-type="float" office:value="14.58" calcext:value-type="float">
            <text:p>14.58</text:p>
          </table:table-cell>
          <table:table-cell office:value-type="float" office:value="1532" calcext:value-type="float">
            <text:p>1532.00</text:p>
          </table:table-cell>
          <table:table-cell table:style-name="ce87" table:formula="of:=IF([.E7]&gt;0;[.F7]/[.E7]-1.0014;([.F7]-[.E7]))" office:value-type="percentage" office:value="0.134900153070915" calcext:value-type="percentage">
            <text:p>13.49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111.87625" calcext:value-type="float">
            <text:p>111.876</text:p>
          </table:table-cell>
          <table:table-cell table:style-name="ce165" table:formula="of:=IF([.F7]&lt;[.E7]*1.25; 0; [.J7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洋河股份D</text:p>
          </table:table-cell>
          <table:table-cell office:value-type="percentage" office:value="0.0269" calcext:value-type="percentage">
            <text:p>2.69%</text:p>
          </table:table-cell>
          <table:table-cell office:value-type="float" office:value="156.8638" calcext:value-type="float">
            <text:p>156.864</text:p>
          </table:table-cell>
          <table:table-cell office:value-type="float" office:value="101.7" calcext:value-type="float">
            <text:p>101.7</text:p>
          </table:table-cell>
          <table:table-cell office:value-type="float" office:value="14.58" calcext:value-type="float">
            <text:p>14.58</text:p>
          </table:table-cell>
          <table:table-cell office:value-type="float" office:value="1532" calcext:value-type="float">
            <text:p>1532.00</text:p>
          </table:table-cell>
          <table:table-cell table:style-name="ce90" table:formula="of:=IF([.E8]&gt;0;[.F8]/[.E8]-1.0014;([.F8]-[.E8]))" office:value-type="percentage" office:value="-0.353066860040366" calcext:value-type="percentage">
            <text:p>-35.31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196.07975" calcext:value-type="float">
            <text:p>196.080</text:p>
          </table:table-cell>
          <table:table-cell table:style-name="ce171" table:formula="of:=IF([.F8]&lt;[.E8]*1.25; 0; [.J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2">
            <text:p>房地产</text:p>
          </table:table-cell>
          <table:table-cell table:style-name="ce13" office:value-type="percentage" office:value="0.0152" calcext:value-type="percentage" table:number-columns-spanned="1" table:number-rows-spanned="2">
            <text:p>1.52%</text:p>
          </table:table-cell>
          <table:table-cell office:value-type="string" calcext:value-type="string">
            <text:p>路劲</text:p>
          </table:table-cell>
          <table:table-cell office:value-type="percentage" office:value="0.0032" calcext:value-type="percentage">
            <text:p>0.32%</text:p>
          </table:table-cell>
          <table:table-cell office:value-type="float" office:value="8.896" calcext:value-type="float">
            <text:p>8.896</text:p>
          </table:table-cell>
          <table:table-cell office:value-type="float" office:value="1.49" calcext:value-type="float">
            <text:p>1.49</text:p>
          </table:table-cell>
          <table:table-cell office:value-type="string" calcext:value-type="string">
            <text:p>-</text:p>
          </table:table-cell>
          <table:table-cell office:value-type="float" office:value="11.17" calcext:value-type="float">
            <text:p>11.17</text:p>
          </table:table-cell>
          <table:table-cell table:style-name="ce91" table:formula="of:=IF([.E9]&gt;0;[.F9]/[.E9]-1.0014;([.F9]-[.E9]))" office:value-type="percentage" office:value="-0.833908992805756" calcext:value-type="percentage">
            <text:p>-83.39%</text:p>
          </table:table-cell>
          <table:table-cell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11.12" calcext:value-type="float">
            <text:p>11.120</text:p>
          </table:table-cell>
          <table:table-cell table:style-name="ce173" table:formula="of:=IF([.F9]&lt;[.E9]*1.25; 0; [.J9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绿城中国</text:p>
          </table:table-cell>
          <table:table-cell office:value-type="percentage" office:value="0.012" calcext:value-type="percentage">
            <text:p>1.20%</text:p>
          </table:table-cell>
          <table:table-cell office:value-type="float" office:value="10.382" calcext:value-type="float">
            <text:p>10.382</text:p>
          </table:table-cell>
          <table:table-cell table:style-name="ce39" office:value-type="float" office:value="7.94" calcext:value-type="float">
            <text:p>7.94</text:p>
          </table:table-cell>
          <table:table-cell office:value-type="float" office:value="5.46" calcext:value-type="float">
            <text:p>5.46</text:p>
          </table:table-cell>
          <table:table-cell office:value-type="float" office:value="201" calcext:value-type="float">
            <text:p>201.00</text:p>
          </table:table-cell>
          <table:table-cell table:style-name="ce107" table:formula="of:=IF([.E10]&gt;0;[.F10]/[.E10]-1.0014;([.F10]-[.E10]))" office:value-type="percentage" office:value="-0.236614794837218" calcext:value-type="percentage">
            <text:p>-23.66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9775" calcext:value-type="float">
            <text:p>12.978</text:p>
          </table:table-cell>
          <table:table-cell table:style-name="ce140" table:formula="of:=IF([.F10]&lt;[.E10]*1.25; 0; [.J10]/1.25*0.92)" office:value-type="float" office:value="0" calcext:value-type="float">
            <text:p>0.000</text:p>
          </table:table-cell>
          <table:table-cell table:style-name="ce170" office:value-type="float" office:value="13.187" calcext:value-type="float">
            <text:p>13.187</text:p>
          </table:table-cell>
        </table:table-row>
        <table:table-row table:style-name="ro2">
          <table:table-cell office:value-type="string" calcext:value-type="string">
            <text:p>银行</text:p>
          </table:table-cell>
          <table:table-cell table:style-name="ce13" office:value-type="percentage" office:value="0.0091" calcext:value-type="percentage">
            <text:p>0.91%</text:p>
          </table:table-cell>
          <table:table-cell office:value-type="string" calcext:value-type="string">
            <text:p>民生银行</text:p>
          </table:table-cell>
          <table:table-cell office:value-type="percentage" office:value="0.0091" calcext:value-type="percentage">
            <text:p>0.91%</text:p>
          </table:table-cell>
          <table:table-cell office:value-type="float" office:value="5.72" calcext:value-type="float">
            <text:p>5.720</text:p>
          </table:table-cell>
          <table:table-cell office:value-type="float" office:value="3.81" calcext:value-type="float">
            <text:p>3.81</text:p>
          </table:table-cell>
          <table:table-cell office:value-type="float" office:value="4.76" calcext:value-type="float">
            <text:p>4.76</text:p>
          </table:table-cell>
          <table:table-cell office:value-type="float" office:value="1668" calcext:value-type="float">
            <text:p>1668.00</text:p>
          </table:table-cell>
          <table:table-cell table:style-name="ce56" table:formula="of:=IF([.E11]&gt;0;[.F11]/[.E11]-1.0014;([.F11]-[.E11]))" office:value-type="percentage" office:value="-0.335316083916084" calcext:value-type="percentage">
            <text:p>-33.53%</text:p>
          </table:table-cell>
          <table:table-cell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.15" calcext:value-type="float">
            <text:p>7.150</text:p>
          </table:table-cell>
          <table:table-cell table:style-name="ce130" table:formula="of:=IF([.F11]&lt;[.E11]*1.25; 0; [.J11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>
            <text:p>非银金融</text:p>
          </table:table-cell>
          <table:table-cell table:style-name="ce13" office:value-type="percentage" office:value="0.0225" calcext:value-type="percentage">
            <text:p>2.25%</text:p>
          </table:table-cell>
          <table:table-cell office:value-type="string" calcext:value-type="string">
            <text:p>新华保险H</text:p>
          </table:table-cell>
          <table:table-cell office:value-type="percentage" office:value="0.0225" calcext:value-type="percentage">
            <text:p>2.25%</text:p>
          </table:table-cell>
          <table:table-cell office:value-type="float" office:value="25.741" calcext:value-type="float">
            <text:p>25.741</text:p>
          </table:table-cell>
          <table:table-cell office:value-type="float" office:value="14.82" calcext:value-type="float">
            <text:p>14.82</text:p>
          </table:table-cell>
          <table:table-cell office:value-type="float" office:value="5.24" calcext:value-type="float">
            <text:p>5.24</text:p>
          </table:table-cell>
          <table:table-cell office:value-type="float" office:value="462.3" calcext:value-type="float">
            <text:p>462.30</text:p>
          </table:table-cell>
          <table:table-cell table:style-name="ce58" table:formula="of:=IF([.E12]&gt;0;[.F12]/[.E12]-1.0014;([.F12]-[.E12]))" office:value-type="percentage" office:value="-0.425664791577639" calcext:value-type="percentage">
            <text:p>-42.57%</text:p>
          </table:table-cell>
          <table:table-cell table:style-name="ce88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32.17625" calcext:value-type="float">
            <text:p>32.176</text:p>
          </table:table-cell>
          <table:table-cell table:style-name="ce132" table:formula="of:=IF([.F12]&lt;[.E12]*1.25; 0; [.J12]/1.25*0.92)" office:value-type="float" office:value="0" calcext:value-type="float">
            <text:p>0.000</text:p>
          </table:table-cell>
          <table:table-cell table:style-name="ce158" office:value-type="float" office:value="0" calcext:value-type="float">
            <text:p>0.000</text:p>
          </table:table-cell>
        </table:table-row>
        <table:table-row table:style-name="ro1">
          <table:table-cell table:style-name="ce8" office:value-type="string" calcext:value-type="string" table:number-columns-spanned="1" table:number-rows-spanned="7">
            <text:p>软件服务</text:p>
          </table:table-cell>
          <table:table-cell table:style-name="ce13" office:value-type="percentage" office:value="0.346" calcext:value-type="percentage" table:number-columns-spanned="1" table:number-rows-spanned="7">
            <text:p>34.60%</text:p>
          </table:table-cell>
          <table:table-cell office:value-type="string" calcext:value-type="string">
            <text:p>腾讯控股L</text:p>
          </table:table-cell>
          <table:table-cell office:value-type="percentage" office:value="0.1064" calcext:value-type="percentage">
            <text:p>10.64%</text:p>
          </table:table-cell>
          <table:table-cell office:value-type="float" office:value="370" calcext:value-type="float">
            <text:p>370.000</text:p>
          </table:table-cell>
          <table:table-cell office:value-type="float" office:value="292" calcext:value-type="float">
            <text:p>292</text:p>
          </table:table-cell>
          <table:table-cell office:value-type="float" office:value="12.81" calcext:value-type="float">
            <text:p>12.81</text:p>
          </table:table-cell>
          <table:table-cell office:value-type="float" office:value="28000" calcext:value-type="float">
            <text:p>28000.00</text:p>
          </table:table-cell>
          <table:table-cell table:formula="of:=IF([.E13]&gt;0;[.F13]/[.E13]-1.0014;([.F13]-[.E13]))" office:value-type="percentage" office:value="-0.212210810810811" calcext:value-type="percentage">
            <text:p>-21.22%</text:p>
          </table:table-cell>
          <table:table-cell table:style-name="ce89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462.5" calcext:value-type="float">
            <text:p>462.500</text:p>
          </table:table-cell>
          <table:table-cell table:formula="of:=IF([.F13]&lt;[.E13]*1.25; 0; [.J13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D</text:p>
          </table:table-cell>
          <table:table-cell office:value-type="percentage" office:value="0.1507" calcext:value-type="percentage">
            <text:p>15.07%</text:p>
          </table:table-cell>
          <table:table-cell office:value-type="float" office:value="330" calcext:value-type="float">
            <text:p>330.000</text:p>
          </table:table-cell>
          <table:table-cell office:value-type="float" office:value="292" calcext:value-type="float">
            <text:p>292</text:p>
          </table:table-cell>
          <table:table-cell office:value-type="float" office:value="12.81" calcext:value-type="float">
            <text:p>12.81</text:p>
          </table:table-cell>
          <table:table-cell office:value-type="float" office:value="28000" calcext:value-type="float">
            <text:p>28000.00</text:p>
          </table:table-cell>
          <table:table-cell table:formula="of:=IF([.E14]&gt;0;[.F14]/[.E14]-1.0014;([.F14]-[.E14]))" office:value-type="percentage" office:value="-0.116551515151515" calcext:value-type="percentage">
            <text:p>-11.66%</text:p>
          </table:table-cell>
          <table:table-cell table:style-name="ce89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412.5" calcext:value-type="float">
            <text:p>412.500</text:p>
          </table:table-cell>
          <table:table-cell table:formula="of:=IF([.F14]&lt;[.E14]*1.25; 0; [.J14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covered-table-cell table:style-name="ce8"/>
          <table:covered-table-cell/>
          <table:table-cell office:value-type="string" calcext:value-type="string">
            <text:p>腾讯控股F</text:p>
          </table:table-cell>
          <table:table-cell office:value-type="percentage" office:value="0.0709" calcext:value-type="percentage">
            <text:p>7.09%</text:p>
          </table:table-cell>
          <table:table-cell office:value-type="float" office:value="370" calcext:value-type="float">
            <text:p>370.000</text:p>
          </table:table-cell>
          <table:table-cell office:value-type="float" office:value="292" calcext:value-type="float">
            <text:p>292</text:p>
          </table:table-cell>
          <table:table-cell office:value-type="float" office:value="12.81" calcext:value-type="float">
            <text:p>12.81</text:p>
          </table:table-cell>
          <table:table-cell office:value-type="float" office:value="28000" calcext:value-type="float">
            <text:p>28000.00</text:p>
          </table:table-cell>
          <table:table-cell table:formula="of:=IF([.E15]&gt;0;[.F15]/[.E15]-1.0014;([.F15]-[.E15]))" office:value-type="percentage" office:value="-0.212210810810811" calcext:value-type="percentage">
            <text:p>-21.22%</text:p>
          </table:table-cell>
          <table:table-cell table:style-name="ce89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462.5" calcext:value-type="float">
            <text:p>462.500</text:p>
          </table:table-cell>
          <table:table-cell table:formula="of:=IF([.F15]&lt;[.E15]*1.25; 0; [.J15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L</text:p>
          </table:table-cell>
          <table:table-cell office:value-type="percentage" office:value="0.0028" calcext:value-type="percentage">
            <text:p>0.28%</text:p>
          </table:table-cell>
          <table:table-cell office:value-type="float" office:value="181.3" calcext:value-type="float">
            <text:p>181.300</text:p>
          </table:table-cell>
          <table:table-cell office:value-type="float" office:value="77.75" calcext:value-type="float">
            <text:p>77.75</text:p>
          </table:table-cell>
          <table:table-cell office:value-type="float" office:value="43.52" calcext:value-type="float">
            <text:p>43.52</text:p>
          </table:table-cell>
          <table:table-cell office:value-type="float" office:value="4855" calcext:value-type="float">
            <text:p>4855.00</text:p>
          </table:table-cell>
          <table:table-cell table:formula="of:=IF([.E16]&gt;0;[.F16]/[.E16]-1.0014;([.F16]-[.E16]))" office:value-type="percentage" office:value="-0.5725527854385" calcext:value-type="percentage">
            <text:p>-57.26%</text:p>
          </table:table-cell>
          <table:table-cell table:style-name="ce89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226.625" calcext:value-type="float">
            <text:p>226.625</text:p>
          </table:table-cell>
          <table:table-cell table:formula="of:=IF([.F16]&lt;[.E16]*1.25; 0; [.J16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F</text:p>
          </table:table-cell>
          <table:table-cell office:value-type="percentage" office:value="0.0019" calcext:value-type="percentage">
            <text:p>0.19%</text:p>
          </table:table-cell>
          <table:table-cell office:value-type="float" office:value="181.3" calcext:value-type="float">
            <text:p>181.300</text:p>
          </table:table-cell>
          <table:table-cell office:value-type="float" office:value="77.75" calcext:value-type="float">
            <text:p>77.75</text:p>
          </table:table-cell>
          <table:table-cell office:value-type="float" office:value="43.52" calcext:value-type="float">
            <text:p>43.52</text:p>
          </table:table-cell>
          <table:table-cell office:value-type="float" office:value="4855" calcext:value-type="float">
            <text:p>4855.00</text:p>
          </table:table-cell>
          <table:table-cell table:formula="of:=IF([.E17]&gt;0;[.F17]/[.E17]-1.0014;([.F17]-[.E17]))" office:value-type="percentage" office:value="-0.5725527854385" calcext:value-type="percentage">
            <text:p>-57.26%</text:p>
          </table:table-cell>
          <table:table-cell table:style-name="ce89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6.625" calcext:value-type="float">
            <text:p>226.625</text:p>
          </table:table-cell>
          <table:table-cell table:formula="of:=IF([.F17]&lt;[.E17]*1.25; 0; [.J17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4">
          <table:covered-table-cell table:style-name="ce8"/>
          <table:covered-table-cell/>
          <table:table-cell office:value-type="string" calcext:value-type="string">
            <text:p>美团D</text:p>
          </table:table-cell>
          <table:table-cell office:value-type="percentage" office:value="0.004" calcext:value-type="percentage">
            <text:p>0.40%</text:p>
          </table:table-cell>
          <table:table-cell office:value-type="float" office:value="181.3" calcext:value-type="float">
            <text:p>181.300</text:p>
          </table:table-cell>
          <table:table-cell office:value-type="float" office:value="77.75" calcext:value-type="float">
            <text:p>77.75</text:p>
          </table:table-cell>
          <table:table-cell office:value-type="float" office:value="43.52" calcext:value-type="float">
            <text:p>43.52</text:p>
          </table:table-cell>
          <table:table-cell office:value-type="float" office:value="4855" calcext:value-type="float">
            <text:p>4855.00</text:p>
          </table:table-cell>
          <table:table-cell table:formula="of:=IF([.E18]&gt;0;[.F18]/[.E18]-1.0014;([.F18]-[.E18]))" office:value-type="percentage" office:value="-0.5725527854385" calcext:value-type="percentage">
            <text:p>-57.26%</text:p>
          </table:table-cell>
          <table:table-cell table:style-name="ce89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26.625" calcext:value-type="float">
            <text:p>226.625</text:p>
          </table:table-cell>
          <table:table-cell table:formula="of:=IF([.F18]&lt;[.E18]*1.25; 0; [.J18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2">
          <table:covered-table-cell table:style-name="ce8"/>
          <table:covered-table-cell/>
          <table:table-cell office:value-type="string" calcext:value-type="string">
            <text:p>心动公司</text:p>
          </table:table-cell>
          <table:table-cell office:value-type="percentage" office:value="0.0093" calcext:value-type="percentage">
            <text:p>0.93%</text:p>
          </table:table-cell>
          <table:table-cell office:value-type="float" office:value="31.601" calcext:value-type="float">
            <text:p>31.601</text:p>
          </table:table-cell>
          <table:table-cell office:value-type="float" office:value="9.61" calcext:value-type="float">
            <text:p>9.61</text:p>
          </table:table-cell>
          <table:table-cell office:value-type="string" calcext:value-type="string">
            <text:p>-</text:p>
          </table:table-cell>
          <table:table-cell office:value-type="float" office:value="46.17" calcext:value-type="float">
            <text:p>46.17</text:p>
          </table:table-cell>
          <table:table-cell table:formula="of:=IF([.E19]&gt;0;[.F19]/[.E19]-1.0014;([.F19]-[.E19]))" office:value-type="percentage" office:value="-0.69729569950318" calcext:value-type="percentage">
            <text:p>-69.73%</text:p>
          </table:table-cell>
          <table:table-cell table:style-name="ce89"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39.50125" calcext:value-type="float">
            <text:p>39.501</text:p>
          </table:table-cell>
          <table:table-cell table:formula="of:=IF([.F19]&lt;[.E19]*1.25; 0; [.J19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5">
          <table:table-cell table:style-name="ce8" office:value-type="string" calcext:value-type="string">
            <text:p>医疗保健</text:p>
          </table:table-cell>
          <table:table-cell table:style-name="ce13" office:value-type="percentage" office:value="0.0184" calcext:value-type="percentage">
            <text:p>1.84%</text:p>
          </table:table-cell>
          <table:table-cell office:value-type="string" calcext:value-type="string">
            <text:p>微创医疗</text:p>
          </table:table-cell>
          <table:table-cell office:value-type="percentage" office:value="0.0184" calcext:value-type="percentage">
            <text:p>1.84%</text:p>
          </table:table-cell>
          <table:table-cell office:value-type="float" office:value="17.54" calcext:value-type="float">
            <text:p>17.540</text:p>
          </table:table-cell>
          <table:table-cell office:value-type="float" office:value="7.57" calcext:value-type="float">
            <text:p>7.57</text:p>
          </table:table-cell>
          <table:table-cell office:value-type="string" calcext:value-type="string">
            <text:p>-</text:p>
          </table:table-cell>
          <table:table-cell office:value-type="float" office:value="138.9" calcext:value-type="float">
            <text:p>138.90</text:p>
          </table:table-cell>
          <table:table-cell table:formula="of:=IF([.E20]&gt;0;[.F20]/[.E20]-1.0014;([.F20]-[.E20]))" office:value-type="percentage" office:value="-0.569815051311289" calcext:value-type="percentage">
            <text:p>-56.98%</text:p>
          </table:table-cell>
          <table:table-cell table:style-name="ce89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21.925" calcext:value-type="float">
            <text:p>21.925</text:p>
          </table:table-cell>
          <table:table-cell table:formula="of:=IF([.F20]&lt;[.E20]*1.25; 0; [.J20]/1.25*0.92)" office:value-type="float" office:value="0" calcext:value-type="float">
            <text:p>0.000</text:p>
          </table:table-cell>
          <table:table-cell office:value-type="float" office:value="0" calcext:value-type="float">
            <text:p>0.000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ETF</text:p>
          </table:table-cell>
          <table:table-cell table:style-name="ce13" office:value-type="percentage" office:value="0.0436" calcext:value-type="percentage" table:number-columns-spanned="1" table:number-rows-spanned="2">
            <text:p>4.36%</text:p>
          </table:table-cell>
          <table:table-cell office:value-type="string" calcext:value-type="string">
            <text:p>恒生ETF</text:p>
          </table:table-cell>
          <table:table-cell office:value-type="percentage" office:value="0.0308" calcext:value-type="percentage">
            <text:p>3.08%</text:p>
          </table:table-cell>
          <table:table-cell office:value-type="float" office:value="1.3998" calcext:value-type="float">
            <text:p>1.400</text:p>
          </table:table-cell>
          <table:table-cell office:value-type="float" office:value="0.98" calcext:value-type="float">
            <text:p>0.98</text:p>
          </table:table-cell>
          <table:table-cell office:value-type="float" office:value="8.05" calcext:value-type="float">
            <text:p>8.05</text:p>
          </table:table-cell>
          <table:table-cell office:value-type="string" calcext:value-type="string">
            <text:p>-</text:p>
          </table:table-cell>
          <table:table-cell table:style-name="ce60" table:formula="of:=IF([.E21]&gt;0;[.F21]/[.E21]-1.0014;([.F21]-[.E21]))" office:value-type="percentage" office:value="-0.301299985712245" calcext:value-type="percentage">
            <text:p>-30.13%</text:p>
          </table:table-cell>
          <table:table-cell table:style-name="ce92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1.74975" calcext:value-type="float">
            <text:p>1.750</text:p>
          </table:table-cell>
          <table:table-cell table:style-name="ce134" table:formula="of:=IF([.F21]&lt;[.E21]*1.25; 0; [.J21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恒指科技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0.6" calcext:value-type="float">
            <text:p>0.600</text:p>
          </table:table-cell>
          <table:table-cell office:value-type="float" office:value="0.482" calcext:value-type="float">
            <text:p>0.482</text:p>
          </table:table-cell>
          <table:table-cell table:number-columns-repeated="2" office:value-type="string" calcext:value-type="string">
            <text:p>-</text:p>
          </table:table-cell>
          <table:table-cell table:style-name="ce60" table:formula="of:=IF([.E22]&gt;0;[.F22]/[.E22]-1.0014;([.F22]-[.E22]))" office:value-type="percentage" office:value="-0.198066666666667" calcext:value-type="percentage">
            <text:p>-19.81%</text:p>
          </table:table-cell>
          <table:table-cell table:style-name="ce92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0.75" calcext:value-type="float">
            <text:p>0.750</text:p>
          </table:table-cell>
          <table:table-cell table:style-name="ce134" table:formula="of:=IF([.F22]&lt;[.E22]*1.25; 0; [.J22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交通运输</text:p>
          </table:table-cell>
          <table:table-cell table:style-name="ce13" office:value-type="percentage" office:value="0.0229" calcext:value-type="percentage">
            <text:p>2.29%</text:p>
          </table:table-cell>
          <table:table-cell office:value-type="string" calcext:value-type="string">
            <text:p><text:s/>上海机场</text:p>
          </table:table-cell>
          <table:table-cell office:value-type="percentage" office:value="0.0229" calcext:value-type="percentage">
            <text:p>2.29%</text:p>
          </table:table-cell>
          <table:table-cell office:value-type="float" office:value="53.414" calcext:value-type="float">
            <text:p>53.414</text:p>
          </table:table-cell>
          <table:table-cell office:value-type="float" office:value="31.45" calcext:value-type="float">
            <text:p>31.45</text:p>
          </table:table-cell>
          <table:table-cell office:value-type="string" calcext:value-type="string">
            <text:p>-</text:p>
          </table:table-cell>
          <table:table-cell office:value-type="float" office:value="782.6" calcext:value-type="float">
            <text:p>782.60</text:p>
          </table:table-cell>
          <table:table-cell table:style-name="ce61" table:formula="of:=IF([.E23]&gt;0;[.F23]/[.E23]-1.0014;([.F23]-[.E23]))" office:value-type="percentage" office:value="-0.41260305537874" calcext:value-type="percentage">
            <text:p>-41.26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66.7675" calcext:value-type="float">
            <text:p>66.768</text:p>
          </table:table-cell>
          <table:table-cell table:style-name="ce135" table:formula="of:=IF([.F23]&lt;[.E23]*1.25; 0; [.J23]/1.25*0.92)" office:value-type="float" office:value="0" calcext:value-type="float">
            <text:p>0.000</text:p>
          </table:table-cell>
          <table:table-cell table:style-name="ce16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公用事业</text:p>
          </table:table-cell>
          <table:table-cell table:style-name="ce13" office:value-type="percentage" office:value="0.0231" calcext:value-type="percentage">
            <text:p>2.31%</text:p>
          </table:table-cell>
          <table:table-cell office:value-type="string" calcext:value-type="string">
            <text:p>北控水务集团</text:p>
          </table:table-cell>
          <table:table-cell office:value-type="percentage" office:value="0.0231" calcext:value-type="percentage">
            <text:p>2.31%</text:p>
          </table:table-cell>
          <table:table-cell office:value-type="float" office:value="2.619" calcext:value-type="float">
            <text:p>2.619</text:p>
          </table:table-cell>
          <table:table-cell office:value-type="float" office:value="1.9" calcext:value-type="float">
            <text:p>1.9</text:p>
          </table:table-cell>
          <table:table-cell office:value-type="float" office:value="8.53" calcext:value-type="float">
            <text:p>8.53</text:p>
          </table:table-cell>
          <table:table-cell office:value-type="float" office:value="190.9" calcext:value-type="float">
            <text:p>190.90</text:p>
          </table:table-cell>
          <table:table-cell table:style-name="ce62" table:formula="of:=IF([.E24]&gt;0;[.F24]/[.E24]-1.0014;([.F24]-[.E24]))" office:value-type="percentage" office:value="-0.275932264222986" calcext:value-type="percentage">
            <text:p>-27.59%</text:p>
          </table:table-cell>
          <table:table-cell table:style-name="ce94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3.27375" calcext:value-type="float">
            <text:p>3.274</text:p>
          </table:table-cell>
          <table:table-cell table:style-name="ce136" table:formula="of:=IF([.F24]&lt;[.E24]*1.25; 0; [.J24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 table:number-columns-spanned="1" table:number-rows-spanned="2">
            <text:p>家用电器</text:p>
          </table:table-cell>
          <table:table-cell table:style-name="ce13" office:value-type="percentage" office:value="0.0292" calcext:value-type="percentage" table:number-columns-spanned="1" table:number-rows-spanned="2">
            <text:p>2.92%</text:p>
          </table:table-cell>
          <table:table-cell office:value-type="string" calcext:value-type="string">
            <text:p>思摩尔国际</text:p>
          </table:table-cell>
          <table:table-cell office:value-type="percentage" office:value="0.0145" calcext:value-type="percentage">
            <text:p>1.45%</text:p>
          </table:table-cell>
          <table:table-cell office:value-type="float" office:value="24.307" calcext:value-type="float">
            <text:p>24.307</text:p>
          </table:table-cell>
          <table:table-cell office:value-type="float" office:value="5.96" calcext:value-type="float">
            <text:p>5.96</text:p>
          </table:table-cell>
          <table:table-cell office:value-type="float" office:value="18.44" calcext:value-type="float">
            <text:p>18.44</text:p>
          </table:table-cell>
          <table:table-cell office:value-type="float" office:value="365.8" calcext:value-type="float">
            <text:p>365.80</text:p>
          </table:table-cell>
          <table:table-cell table:style-name="ce63" table:formula="of:=IF([.E25]&gt;0;[.F25]/[.E25]-1.0014;([.F25]-[.E25]))" office:value-type="percentage" office:value="-0.756203143127494" calcext:value-type="percentage">
            <text:p>-75.62%</text:p>
          </table:table-cell>
          <table:table-cell table:style-name="ce95"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30.38375" calcext:value-type="float">
            <text:p>30.384</text:p>
          </table:table-cell>
          <table:table-cell table:style-name="ce137" table:formula="of:=IF([.F25]&lt;[.E25]*1.25; 0; [.J25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covered-table-cell table:number-columns-repeated="2"/>
          <table:table-cell office:value-type="string" calcext:value-type="string">
            <text:p>美的集团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66.7598" calcext:value-type="float">
            <text:p>66.760</text:p>
          </table:table-cell>
          <table:table-cell office:value-type="float" office:value="55.6" calcext:value-type="float">
            <text:p>55.6</text:p>
          </table:table-cell>
          <table:table-cell office:value-type="float" office:value="11.91" calcext:value-type="float">
            <text:p>11.91</text:p>
          </table:table-cell>
          <table:table-cell office:value-type="float" office:value="3906" calcext:value-type="float">
            <text:p>3906.00</text:p>
          </table:table-cell>
          <table:table-cell table:style-name="ce63" table:formula="of:=IF([.E26]&gt;0;[.F26]/[.E26]-1.0014;([.F26]-[.E26]))" office:value-type="percentage" office:value="-0.168563472628738" calcext:value-type="percentage">
            <text:p>-16.86%</text:p>
          </table:table-cell>
          <table:table-cell table:style-name="ce95"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83.44975" calcext:value-type="float">
            <text:p>83.450</text:p>
          </table:table-cell>
          <table:table-cell table:style-name="ce137" table:formula="of:=IF([.F26]&lt;[.E26]*1.25; 0; [.J26]/1.25*0.92)" office:value-type="float" office:value="0" calcext:value-type="float">
            <text:p>0.000</text:p>
          </table:table-cell>
          <table:table-cell table:style-name="ce16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农林牧渔</text:p>
          </table:table-cell>
          <table:table-cell table:style-name="ce13" office:value-type="percentage" office:value="0.0136" calcext:value-type="percentage">
            <text:p>1.36%</text:p>
          </table:table-cell>
          <table:table-cell office:value-type="string" calcext:value-type="string">
            <text:p>生物股份</text:p>
          </table:table-cell>
          <table:table-cell office:value-type="percentage" office:value="0.0136" calcext:value-type="percentage">
            <text:p>1.36%</text:p>
          </table:table-cell>
          <table:table-cell office:value-type="float" office:value="17.4348" calcext:value-type="float">
            <text:p>17.435</text:p>
          </table:table-cell>
          <table:table-cell office:value-type="float" office:value="10.5" calcext:value-type="float">
            <text:p>10.5</text:p>
          </table:table-cell>
          <table:table-cell office:value-type="float" office:value="40.72" calcext:value-type="float">
            <text:p>40.72</text:p>
          </table:table-cell>
          <table:table-cell office:value-type="float" office:value="117.6" calcext:value-type="float">
            <text:p>117.60</text:p>
          </table:table-cell>
          <table:table-cell table:style-name="ce64" table:formula="of:=IF([.E27]&gt;0;[.F27]/[.E27]-1.0014;([.F27]-[.E27]))" office:value-type="percentage" office:value="-0.399156211714502" calcext:value-type="percentage">
            <text:p>-39.92%</text:p>
          </table:table-cell>
          <table:table-cell table:style-name="ce96"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21.7935" calcext:value-type="float">
            <text:p>21.793</text:p>
          </table:table-cell>
          <table:table-cell table:style-name="ce138" table:formula="of:=IF([.F27]&lt;[.E27]*1.25; 0; [.J27]/1.25*0.92)" office:value-type="float" office:value="0" calcext:value-type="float">
            <text:p>0.000</text:p>
          </table:table-cell>
          <table:table-cell table:style-name="ce16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旅游及消闲设施</text:p>
          </table:table-cell>
          <table:table-cell table:style-name="ce13" office:value-type="percentage" office:value="0.0144" calcext:value-type="percentage">
            <text:p>1.44%</text:p>
          </table:table-cell>
          <table:table-cell office:value-type="string" calcext:value-type="string">
            <text:p>澳博控股</text:p>
          </table:table-cell>
          <table:table-cell office:value-type="percentage" office:value="0.0144" calcext:value-type="percentage">
            <text:p>1.44%</text:p>
          </table:table-cell>
          <table:table-cell office:value-type="float" office:value="5.541" calcext:value-type="float">
            <text:p>5.541</text:p>
          </table:table-cell>
          <table:table-cell office:value-type="float" office:value="2.38" calcext:value-type="float">
            <text:p>2.38</text:p>
          </table:table-cell>
          <table:table-cell office:value-type="string" calcext:value-type="string">
            <text:p>-</text:p>
          </table:table-cell>
          <table:table-cell office:value-type="float" office:value="169" calcext:value-type="float">
            <text:p>169.00</text:p>
          </table:table-cell>
          <table:table-cell table:style-name="ce65" table:formula="of:=IF([.E28]&gt;0;[.F28]/[.E28]-1.0014;([.F28]-[.E28]))" office:value-type="percentage" office:value="-0.571874643566144" calcext:value-type="percentage">
            <text:p>-57.19%</text:p>
          </table:table-cell>
          <table:table-cell table:style-name="ce97" table:formula="of:=IF([.E28]&gt;0; IF([.E28]*1.25 &gt; [.F28];[.E28]*1.25; IF([.E28]*1.25^2 &gt; [.F28];[.E28]*1.25^2; IF([.E28]*1.25^3 &gt; [.F28];[.E28]*1.25^3; IF([.E28]*1.25^4 &gt; [.F28];[.E28]*1.25^4; IF([.E28]*1.25^5 &gt; [.F28];[.E28]*1.25^5; IF([.E28]*1.25^6 &gt; [.F28];[.E28]*1.25^6; IF([.E28]*1.25^7 &gt; [.F28]; [.E28]*1.25^7; IF([.E28]*1.25^8 &gt; [.F28]; [.E28]*1.25^8; IF([.E28]*1.25^9 &gt; [.F28]; [.E28]*1.25^9; [.E28]*1.25^10)))))))));IF(1.25 &gt; [.F28]-[.E28];1.25; IF(1.25^2 &gt; [.F28]-[.E28];1.25^2; IF(1.25^3 &gt; [.F28]-[.E28];1.25^3; IF(1.25^4 &gt; [.F28]-[.E28];1.25^4; IF(1.25^5 &gt; [.F28]-[.E28];1.25^5; IF(1.25^6 &gt; [.F28]-[.E28];1.25^6; IF(1.25^7 &gt; [.F28]-[.E28]; 1.25^7; IF(1.25^8 &gt; [.F28]-[.E28]; 1.25^8; IF(1.25^9 &gt; [.F28]-[.E28]; 1.25^9; IF(1.25^10 &gt; [.F28]-[.E28]; 1.25^10; IF(1.25^11 &gt; [.F28]-[.E28]; 1.25^11; IF(1.25^12 &gt; [.F28]-[.E28]; 1.25^12; IF(1.25^13 &gt; [.F28]-[.E28]; 1.25^13; IF(1.25^14 &gt; [.F28]-[.E28]; 1.25^14; IF(1.25^15 &gt; [.F28]-[.E28]; 1.25^15; IF(1.25^16 &gt; [.F28]-[.E28]; 1.25^16; IF(1.25^17 &gt; [.F28]-[.E28]; 1.25^17; IF(1.25^18 &gt; [.F28]-[.E28]; 1.25^18; IF(1.25^19 &gt; [.F28]-[.E28]; 1.25^19; 1.25^20))))))))))))))))))))" office:value-type="float" office:value="6.92625" calcext:value-type="float">
            <text:p>6.926</text:p>
          </table:table-cell>
          <table:table-cell table:style-name="ce137" table:formula="of:=IF([.F28]&lt;[.E28]*1.25; 0; [.J28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电力设备</text:p>
          </table:table-cell>
          <table:table-cell table:style-name="ce13" office:value-type="percentage" office:value="0.0071" calcext:value-type="percentage">
            <text:p>0.71%</text:p>
          </table:table-cell>
          <table:table-cell office:value-type="string" calcext:value-type="string">
            <text:p>降基绿能</text:p>
          </table:table-cell>
          <table:table-cell office:value-type="percentage" office:value="0.0071" calcext:value-type="percentage">
            <text:p>0.71%</text:p>
          </table:table-cell>
          <table:table-cell office:value-type="float" office:value="29.1053" calcext:value-type="float">
            <text:p>29.105</text:p>
          </table:table-cell>
          <table:table-cell office:value-type="float" office:value="21.58" calcext:value-type="float">
            <text:p>21.58</text:p>
          </table:table-cell>
          <table:table-cell office:value-type="float" office:value="10.53" calcext:value-type="float">
            <text:p>10.53</text:p>
          </table:table-cell>
          <table:table-cell office:value-type="float" office:value="1635" calcext:value-type="float">
            <text:p>1635.00</text:p>
          </table:table-cell>
          <table:table-cell table:style-name="ce65" table:formula="of:=IF([.E29]&gt;0;[.F29]/[.E29]-1.0014;([.F29]-[.E29]))" office:value-type="percentage" office:value="-0.25995428392767" calcext:value-type="percentage">
            <text:p>-26.00%</text:p>
          </table:table-cell>
          <table:table-cell table:style-name="ce97" table:formula="of:=IF([.E29]&gt;0; IF([.E29]*1.25 &gt; [.F29];[.E29]*1.25; IF([.E29]*1.25^2 &gt; [.F29];[.E29]*1.25^2; IF([.E29]*1.25^3 &gt; [.F29];[.E29]*1.25^3; IF([.E29]*1.25^4 &gt; [.F29];[.E29]*1.25^4; IF([.E29]*1.25^5 &gt; [.F29];[.E29]*1.25^5; IF([.E29]*1.25^6 &gt; [.F29];[.E29]*1.25^6; IF([.E29]*1.25^7 &gt; [.F29]; [.E29]*1.25^7; IF([.E29]*1.25^8 &gt; [.F29]; [.E29]*1.25^8; IF([.E29]*1.25^9 &gt; [.F29]; [.E29]*1.25^9; [.E29]*1.25^10)))))))));IF(1.25 &gt; [.F29]-[.E29];1.25; IF(1.25^2 &gt; [.F29]-[.E29];1.25^2; IF(1.25^3 &gt; [.F29]-[.E29];1.25^3; IF(1.25^4 &gt; [.F29]-[.E29];1.25^4; IF(1.25^5 &gt; [.F29]-[.E29];1.25^5; IF(1.25^6 &gt; [.F29]-[.E29];1.25^6; IF(1.25^7 &gt; [.F29]-[.E29]; 1.25^7; IF(1.25^8 &gt; [.F29]-[.E29]; 1.25^8; IF(1.25^9 &gt; [.F29]-[.E29]; 1.25^9; IF(1.25^10 &gt; [.F29]-[.E29]; 1.25^10; IF(1.25^11 &gt; [.F29]-[.E29]; 1.25^11; IF(1.25^12 &gt; [.F29]-[.E29]; 1.25^12; IF(1.25^13 &gt; [.F29]-[.E29]; 1.25^13; IF(1.25^14 &gt; [.F29]-[.E29]; 1.25^14; IF(1.25^15 &gt; [.F29]-[.E29]; 1.25^15; IF(1.25^16 &gt; [.F29]-[.E29]; 1.25^16; IF(1.25^17 &gt; [.F29]-[.E29]; 1.25^17; IF(1.25^18 &gt; [.F29]-[.E29]; 1.25^18; IF(1.25^19 &gt; [.F29]-[.E29]; 1.25^19; 1.25^20))))))))))))))))))))" office:value-type="float" office:value="36.381625" calcext:value-type="float">
            <text:p>36.382</text:p>
          </table:table-cell>
          <table:table-cell table:style-name="ce137" table:formula="of:=IF([.F29]&lt;[.E29]*1.25; 0; [.J29]/1.25*0.92)" office:value-type="float" office:value="0" calcext:value-type="float">
            <text:p>0.000</text:p>
          </table:table-cell>
          <table:table-cell table:style-name="ce169" office:value-type="float" office:value="0" calcext:value-type="float">
            <text:p>0.000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5">
            <text:p>港股抄作业</text:p>
          </table:table-cell>
          <table:table-cell table:style-name="ce13" office:value-type="percentage" office:value="0.0846" calcext:value-type="percentage" table:number-columns-spanned="1" table:number-rows-spanned="5">
            <text:p>8.46%</text:p>
          </table:table-cell>
          <table:table-cell office:value-type="string" calcext:value-type="string">
            <text:p>中国海洋石油</text:p>
          </table:table-cell>
          <table:table-cell office:value-type="percentage" office:value="0.0247" calcext:value-type="percentage">
            <text:p>2.47%</text:p>
          </table:table-cell>
          <table:table-cell office:value-type="float" office:value="6.177" calcext:value-type="float">
            <text:p>6.177</text:p>
          </table:table-cell>
          <table:table-cell office:value-type="float" office:value="13.58" calcext:value-type="float">
            <text:p>13.58</text:p>
          </table:table-cell>
          <table:table-cell table:style-name="ce45" office:value-type="float" office:value="4.48" calcext:value-type="float">
            <text:p>4.48</text:p>
          </table:table-cell>
          <table:table-cell office:value-type="float" office:value="6459.6" calcext:value-type="float">
            <text:p>6459.60</text:p>
          </table:table-cell>
          <table:table-cell table:style-name="ce66" table:formula="of:=IF([.E30]&gt;0;[.F30]/[.E30]-1.0014;([.F30]-[.E30]))" office:value-type="percentage" office:value="1.19707822567589" calcext:value-type="percentage">
            <text:p>119.71%</text:p>
          </table:table-cell>
          <table:table-cell table:style-name="ce98" table:formula="of:=IF([.E30]&gt;0; IF([.E30]*1.25 &gt; [.F30];[.E30]*1.25; IF([.E30]*1.25^2 &gt; [.F30];[.E30]*1.25^2; IF([.E30]*1.25^3 &gt; [.F30];[.E30]*1.25^3; IF([.E30]*1.25^4 &gt; [.F30];[.E30]*1.25^4; IF([.E30]*1.25^5 &gt; [.F30];[.E30]*1.25^5; IF([.E30]*1.25^6 &gt; [.F30];[.E30]*1.25^6; IF([.E30]*1.25^7 &gt; [.F30]; [.E30]*1.25^7; IF([.E30]*1.25^8 &gt; [.F30]; [.E30]*1.25^8; IF([.E30]*1.25^9 &gt; [.F30]; [.E30]*1.25^9; [.E30]*1.25^10)))))))));IF(1.25 &gt; [.F30]-[.E30];1.25; IF(1.25^2 &gt; [.F30]-[.E30];1.25^2; IF(1.25^3 &gt; [.F30]-[.E30];1.25^3; IF(1.25^4 &gt; [.F30]-[.E30];1.25^4; IF(1.25^5 &gt; [.F30]-[.E30];1.25^5; IF(1.25^6 &gt; [.F30]-[.E30];1.25^6; IF(1.25^7 &gt; [.F30]-[.E30]; 1.25^7; IF(1.25^8 &gt; [.F30]-[.E30]; 1.25^8; IF(1.25^9 &gt; [.F30]-[.E30]; 1.25^9; IF(1.25^10 &gt; [.F30]-[.E30]; 1.25^10; IF(1.25^11 &gt; [.F30]-[.E30]; 1.25^11; IF(1.25^12 &gt; [.F30]-[.E30]; 1.25^12; IF(1.25^13 &gt; [.F30]-[.E30]; 1.25^13; IF(1.25^14 &gt; [.F30]-[.E30]; 1.25^14; IF(1.25^15 &gt; [.F30]-[.E30]; 1.25^15; IF(1.25^16 &gt; [.F30]-[.E30]; 1.25^16; IF(1.25^17 &gt; [.F30]-[.E30]; 1.25^17; IF(1.25^18 &gt; [.F30]-[.E30]; 1.25^18; IF(1.25^19 &gt; [.F30]-[.E30]; 1.25^19; 1.25^20))))))))))))))))))))" office:value-type="float" office:value="15.08056640625" calcext:value-type="float">
            <text:p>15.081</text:p>
          </table:table-cell>
          <table:table-cell table:style-name="ce139" table:formula="of:=IF([.F30]&lt;[.E30]*1.25; 0; [.J30]/1.25*0.92)" office:value-type="float" office:value="11.099296875" calcext:value-type="float">
            <text:p>11.099</text:p>
          </table:table-cell>
          <table:table-cell table:style-name="ce170" office:value-type="float" office:value="11.099" calcext:value-type="float">
            <text:p>11.099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北京控股</text:p>
          </table:table-cell>
          <table:table-cell office:value-type="percentage" office:value="0.0173" calcext:value-type="percentage">
            <text:p>1.73%</text:p>
          </table:table-cell>
          <table:table-cell office:value-type="float" office:value="21.175" calcext:value-type="float">
            <text:p>21.175</text:p>
          </table:table-cell>
          <table:table-cell office:value-type="float" office:value="28.55" calcext:value-type="float">
            <text:p>28.55</text:p>
          </table:table-cell>
          <table:table-cell table:style-name="ce45" office:value-type="float" office:value="5" calcext:value-type="float">
            <text:p>5.00</text:p>
          </table:table-cell>
          <table:table-cell office:value-type="float" office:value="359.8" calcext:value-type="float">
            <text:p>359.80</text:p>
          </table:table-cell>
          <table:table-cell table:style-name="ce107" table:formula="of:=IF([.E31]&gt;0;[.F31]/[.E31]-1.0014;([.F31]-[.E31]))" office:value-type="percentage" office:value="0.346888075560803" calcext:value-type="percentage">
            <text:p>34.69%</text:p>
          </table:table-cell>
          <table:table-cell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3.0859375" calcext:value-type="float">
            <text:p>33.086</text:p>
          </table:table-cell>
          <table:table-cell table:style-name="ce140" table:formula="of:=IF([.F31]&lt;[.E31]*1.25; 0; [.J31]/1.25*0.92)" office:value-type="float" office:value="24.35125" calcext:value-type="float">
            <text:p>24.351</text:p>
          </table:table-cell>
          <table:table-cell table:style-name="ce170" office:value-type="float" office:value="24.351" calcext:value-type="float">
            <text:p>24.351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石化冠德</text:p>
          </table:table-cell>
          <table:table-cell office:value-type="percentage" office:value="0.0201" calcext:value-type="percentage">
            <text:p>2.01%</text:p>
          </table:table-cell>
          <table:table-cell office:value-type="float" office:value="2.251" calcext:value-type="float">
            <text:p>2.251</text:p>
          </table:table-cell>
          <table:table-cell office:value-type="float" office:value="3.32" calcext:value-type="float">
            <text:p>3.32</text:p>
          </table:table-cell>
          <table:table-cell table:style-name="ce45" office:value-type="float" office:value="10.04" calcext:value-type="float">
            <text:p>10.04</text:p>
          </table:table-cell>
          <table:table-cell office:value-type="float" office:value="82.54" calcext:value-type="float">
            <text:p>82.54</text:p>
          </table:table-cell>
          <table:table-cell table:style-name="ce107" table:formula="of:=IF([.E32]&gt;0;[.F32]/[.E32]-1.0014;([.F32]-[.E32]))" office:value-type="percentage" office:value="0.4735000444247" calcext:value-type="percentage">
            <text:p>47.35%</text:p>
          </table:table-cell>
          <table:table-cell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3.5171875" calcext:value-type="float">
            <text:p>3.517</text:p>
          </table:table-cell>
          <table:table-cell table:style-name="ce140" table:formula="of:=IF([.F32]&lt;[.E32]*1.25; 0; [.J32]/1.25*0.92)" office:value-type="float" office:value="2.58865" calcext:value-type="float">
            <text:p>2.589</text:p>
          </table:table-cell>
          <table:table-cell table:style-name="ce170" office:value-type="float" office:value="2.589" calcext:value-type="float">
            <text:p>2.589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中国神华</text:p>
          </table:table-cell>
          <table:table-cell office:value-type="percentage" office:value="0.0128" calcext:value-type="percentage">
            <text:p>1.28%</text:p>
          </table:table-cell>
          <table:table-cell office:value-type="float" office:value="14.734" calcext:value-type="float">
            <text:p>14.734</text:p>
          </table:table-cell>
          <table:table-cell table:style-name="ce33" office:value-type="float" office:value="28.1" calcext:value-type="float">
            <text:p>28.1</text:p>
          </table:table-cell>
          <table:table-cell table:style-name="ce45" office:value-type="float" office:value="8.08" calcext:value-type="float">
            <text:p>8.08</text:p>
          </table:table-cell>
          <table:table-cell office:value-type="float" office:value="5583.1" calcext:value-type="float">
            <text:p>5583.10</text:p>
          </table:table-cell>
          <table:table-cell table:style-name="ce107" table:formula="of:=IF([.E33]&gt;0;[.F33]/[.E33]-1.0014;([.F33]-[.E33]))" office:value-type="percentage" office:value="0.905753522465047" calcext:value-type="percentage">
            <text:p>90.58%</text:p>
          </table:table-cell>
          <table:table-cell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8.77734375" calcext:value-type="float">
            <text:p>28.777</text:p>
          </table:table-cell>
          <table:table-cell table:style-name="ce140" table:formula="of:=IF([.F33]&lt;[.E33]*1.25; 0; [.J33]/1.25*0.92)" office:value-type="float" office:value="21.180125" calcext:value-type="float">
            <text:p>21.180</text:p>
          </table:table-cell>
          <table:table-cell table:style-name="ce170" office:value-type="float" office:value="21.18" calcext:value-type="float">
            <text:p>21.180</text:p>
          </table:table-cell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福寿园</text:p>
          </table:table-cell>
          <table:table-cell office:value-type="percentage" office:value="0.0097" calcext:value-type="percentage">
            <text:p>0.97%</text:p>
          </table:table-cell>
          <table:table-cell office:value-type="float" office:value="7.016" calcext:value-type="float">
            <text:p>7.016</text:p>
          </table:table-cell>
          <table:table-cell office:value-type="float" office:value="5.31" calcext:value-type="float">
            <text:p>5.31</text:p>
          </table:table-cell>
          <table:table-cell table:style-name="ce45" office:value-type="float" office:value="13.13" calcext:value-type="float">
            <text:p>13.13</text:p>
          </table:table-cell>
          <table:table-cell office:value-type="float" office:value="123.2" calcext:value-type="float">
            <text:p>123.20</text:p>
          </table:table-cell>
          <table:table-cell table:style-name="ce107" table:formula="of:=IF([.E34]&gt;0;[.F34]/[.E34]-1.0014;([.F34]-[.E34]))" office:value-type="percentage" office:value="-0.244558494868871" calcext:value-type="percentage">
            <text:p>-24.46%</text:p>
          </table:table-cell>
          <table:table-cell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8.77" calcext:value-type="float">
            <text:p>8.770</text:p>
          </table:table-cell>
          <table:table-cell table:style-name="ce140" table:formula="of:=IF([.F34]&lt;[.E34]*1.25; 0; [.J34]/1.25*0.92)" office:value-type="float" office:value="0" calcext:value-type="float">
            <text:p>0.000</text:p>
          </table:table-cell>
          <table:table-cell table:style-name="ce170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美元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2">
          <table:table-cell table:style-name="ce1" office:value-type="string" calcext:value-type="string">
            <text:p>净值</text:p>
          </table:table-cell>
          <table:table-cell table:style-name="ce17" office:value-type="float" office:value="1.887" calcext:value-type="float" table:number-columns-spanned="5" table:number-rows-spanned="1">
            <text:p>1.887</text:p>
          </table:table-cell>
          <table:covered-table-cell table:number-columns-repeated="3" table:style-name="Default"/>
          <table:covered-table-cell/>
          <table:table-cell table:style-name="ce1" office:value-type="string" calcext:value-type="string">
            <text:p>周涨幅</text:p>
          </table:table-cell>
          <table:table-cell table:style-name="ce49" office:value-type="percentage" office:value="0.0106" calcext:value-type="percentage" table:number-columns-spanned="5" table:number-rows-spanned="1">
            <text:p>1.06%</text:p>
          </table:table-cell>
          <table:covered-table-cell table:number-columns-repeated="4" table:style-name="Default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9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P/Ehhh</text:p>
          </table:table-cell>
          <table:table-cell table:style-name="ce1" office:value-type="string" calcext:value-type="string">
            <text:p>市值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table:style-name="Default"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4">
          <table:table-cell table:style-name="ce9" office:value-type="string" calcext:value-type="string">
            <text:p>食品饮料</text:p>
          </table:table-cell>
          <table:table-cell table:style-name="ce23" office:value-type="percentage" office:value="0.0894" calcext:value-type="percentage">
            <text:p>8.94%</text:p>
          </table:table-cell>
          <table:table-cell table:style-name="ce21" office:value-type="string" calcext:value-type="string">
            <text:p>古井贡B</text:p>
          </table:table-cell>
          <table:table-cell office:value-type="percentage" office:value="0.0894" calcext:value-type="percentage">
            <text:p>8.94%</text:p>
          </table:table-cell>
          <table:table-cell table:style-name="ce29" office:value-type="float" office:value="89.283" calcext:value-type="float">
            <text:p>89.2830</text:p>
          </table:table-cell>
          <table:table-cell table:style-name="ce36" office:value-type="float" office:value="114.49" calcext:value-type="float">
            <text:p>114.4900</text:p>
          </table:table-cell>
          <table:table-cell office:value-type="float" office:value="12.82" calcext:value-type="float">
            <text:p>12.82</text:p>
          </table:table-cell>
          <table:table-cell office:value-type="float" office:value="605.2" calcext:value-type="float">
            <text:p>605.20</text:p>
          </table:table-cell>
          <table:table-cell table:style-name="ce74" table:formula="of:=IF([.E38]&gt;0;[.F38]/[.E38]-1.0014;([.F38]-[.E38]))" office:value-type="percentage" office:value="0.280926982740275" calcext:value-type="percentage">
            <text:p>28.09%</text:p>
          </table:table-cell>
          <table:table-cell table:style-name="ce10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139.5046875" calcext:value-type="float">
            <text:p>139.505</text:p>
          </table:table-cell>
          <table:table-cell table:style-name="ce141" table:formula="of:=IF([.F38]&lt;[.E38]*1.25; 0; [.J38]/1.25*0.92)" office:value-type="float" office:value="102.67545" calcext:value-type="float">
            <text:p>102.675</text:p>
          </table:table-cell>
          <table:table-cell table:style-name="ce172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<text:s/>计算机及网络</text:p>
          </table:table-cell>
          <table:table-cell table:style-name="ce23" office:value-type="percentage" office:value="0.0114" calcext:value-type="percentage">
            <text:p>1.14%</text:p>
          </table:table-cell>
          <table:table-cell table:style-name="ce21" office:value-type="string" calcext:value-type="string">
            <text:p>挚文集团</text:p>
          </table:table-cell>
          <table:table-cell office:value-type="percentage" office:value="0.0114" calcext:value-type="percentage">
            <text:p>1.14%</text:p>
          </table:table-cell>
          <table:table-cell table:style-name="ce29" office:value-type="float" office:value="14.0931" calcext:value-type="float">
            <text:p>14.0931</text:p>
          </table:table-cell>
          <table:table-cell table:style-name="ce38" office:value-type="float" office:value="6.61" calcext:value-type="float">
            <text:p>6.6100</text:p>
          </table:table-cell>
          <table:table-cell office:value-type="float" office:value="4.7" calcext:value-type="float">
            <text:p>4.70</text:p>
          </table:table-cell>
          <table:table-cell office:value-type="float" office:value="12.54" calcext:value-type="float">
            <text:p>12.54</text:p>
          </table:table-cell>
          <table:table-cell table:style-name="ce82" table:formula="of:=IF([.E39]&gt;0;[.F39]/[.E39]-1.0014;([.F39]-[.E39]))" office:value-type="percentage" office:value="-0.53237615145" calcext:value-type="percentage">
            <text:p>-53.24%</text:p>
          </table:table-cell>
          <table:table-cell table:style-name="ce108" table:formula="of:=IF([.E39]&gt;0; IF([.E39]*1.25 &gt; [.F39];[.E39]*1.25; IF([.E39]*1.25^2 &gt; [.F39];[.E39]*1.25^2; IF([.E39]*1.25^3 &gt; [.F39];[.E39]*1.25^3; IF([.E39]*1.25^4 &gt; [.F39];[.E39]*1.25^4; IF([.E39]*1.25^5 &gt; [.F39];[.E39]*1.25^5; IF([.E39]*1.25^6 &gt; [.F39];[.E39]*1.25^6; IF([.E39]*1.25^7 &gt; [.F39]; [.E39]*1.25^7; IF([.E39]*1.25^8 &gt; [.F39]; [.E39]*1.25^8; IF([.E39]*1.25^9 &gt; [.F39]; [.E39]*1.25^9; [.E39]*1.25^10)))))))));IF(1.25 &gt; [.F39]-[.E39];1.25; IF(1.25^2 &gt; [.F39]-[.E39];1.25^2; IF(1.25^3 &gt; [.F39]-[.E39];1.25^3; IF(1.25^4 &gt; [.F39]-[.E39];1.25^4; IF(1.25^5 &gt; [.F39]-[.E39];1.25^5; IF(1.25^6 &gt; [.F39]-[.E39];1.25^6; IF(1.25^7 &gt; [.F39]-[.E39]; 1.25^7; IF(1.25^8 &gt; [.F39]-[.E39]; 1.25^8; IF(1.25^9 &gt; [.F39]-[.E39]; 1.25^9; IF(1.25^10 &gt; [.F39]-[.E39]; 1.25^10; IF(1.25^11 &gt; [.F39]-[.E39]; 1.25^11; IF(1.25^12 &gt; [.F39]-[.E39]; 1.25^12; IF(1.25^13 &gt; [.F39]-[.E39]; 1.25^13; IF(1.25^14 &gt; [.F39]-[.E39]; 1.25^14; IF(1.25^15 &gt; [.F39]-[.E39]; 1.25^15; IF(1.25^16 &gt; [.F39]-[.E39]; 1.25^16; IF(1.25^17 &gt; [.F39]-[.E39]; 1.25^17; IF(1.25^18 &gt; [.F39]-[.E39]; 1.25^18; IF(1.25^19 &gt; [.F39]-[.E39]; 1.25^19; 1.25^20))))))))))))))))))))" office:value-type="float" office:value="17.616375" calcext:value-type="float">
            <text:p>17.616</text:p>
          </table:table-cell>
          <table:table-cell table:style-name="ce146" table:formula="of:=IF([.F39]&lt;[.E39]*1.25; 0; [.J39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table-cell table:style-name="ce23" office:value-type="percentage" office:value="0.0417" calcext:value-type="percentage">
            <text:p>4.17%</text:p>
          </table:table-cell>
          <table:table-cell table:style-name="ce21" office:value-type="string" calcext:value-type="string">
            <text:p>Meta Platforms</text:p>
          </table:table-cell>
          <table:table-cell office:value-type="percentage" office:value="0.0417" calcext:value-type="percentage">
            <text:p>4.17%</text:p>
          </table:table-cell>
          <table:table-cell table:style-name="ce29" office:value-type="float" office:value="178.4199" calcext:value-type="float">
            <text:p>178.4199</text:p>
          </table:table-cell>
          <table:table-cell table:style-name="ce38" office:value-type="float" office:value="352.4" calcext:value-type="float">
            <text:p>352.4000</text:p>
          </table:table-cell>
          <table:table-cell office:value-type="float" office:value="30.42" calcext:value-type="float">
            <text:p>30.42</text:p>
          </table:table-cell>
          <table:table-cell office:value-type="float" office:value="9044.63" calcext:value-type="float">
            <text:p>9044.63</text:p>
          </table:table-cell>
          <table:table-cell table:style-name="ce82" table:formula="of:=IF([.E40]&gt;0;[.F40]/[.E40]-1.0014;([.F40]-[.E40]))" office:value-type="percentage" office:value="0.973716004436725" calcext:value-type="percentage">
            <text:p>97.37%</text:p>
          </table:table-cell>
          <table:table-cell table:style-name="ce109" table:formula="of:=IF([.E40]&gt;0; IF([.E40]*1.25 &gt; [.F40];[.E40]*1.25; IF([.E40]*1.25^2 &gt; [.F40];[.E40]*1.25^2; IF([.E40]*1.25^3 &gt; [.F40];[.E40]*1.25^3; IF([.E40]*1.25^4 &gt; [.F40];[.E40]*1.25^4; IF([.E40]*1.25^5 &gt; [.F40];[.E40]*1.25^5; IF([.E40]*1.25^6 &gt; [.F40];[.E40]*1.25^6; IF([.E40]*1.25^7 &gt; [.F40]; [.E40]*1.25^7; IF([.E40]*1.25^8 &gt; [.F40]; [.E40]*1.25^8; IF([.E40]*1.25^9 &gt; [.F40]; [.E40]*1.25^9; [.E40]*1.25^10)))))))));IF(1.25 &gt; [.F40]-[.E40];1.25; IF(1.25^2 &gt; [.F40]-[.E40];1.25^2; IF(1.25^3 &gt; [.F40]-[.E40];1.25^3; IF(1.25^4 &gt; [.F40]-[.E40];1.25^4; IF(1.25^5 &gt; [.F40]-[.E40];1.25^5; IF(1.25^6 &gt; [.F40]-[.E40];1.25^6; IF(1.25^7 &gt; [.F40]-[.E40]; 1.25^7; IF(1.25^8 &gt; [.F40]-[.E40]; 1.25^8; IF(1.25^9 &gt; [.F40]-[.E40]; 1.25^9; IF(1.25^10 &gt; [.F40]-[.E40]; 1.25^10; IF(1.25^11 &gt; [.F40]-[.E40]; 1.25^11; IF(1.25^12 &gt; [.F40]-[.E40]; 1.25^12; IF(1.25^13 &gt; [.F40]-[.E40]; 1.25^13; IF(1.25^14 &gt; [.F40]-[.E40]; 1.25^14; IF(1.25^15 &gt; [.F40]-[.E40]; 1.25^15; IF(1.25^16 &gt; [.F40]-[.E40]; 1.25^16; IF(1.25^17 &gt; [.F40]-[.E40]; 1.25^17; IF(1.25^18 &gt; [.F40]-[.E40]; 1.25^18; IF(1.25^19 &gt; [.F40]-[.E40]; 1.25^19; 1.25^20))))))))))))))))))))" office:value-type="float" office:value="435.595458984375" calcext:value-type="float">
            <text:p>435.595</text:p>
          </table:table-cell>
          <table:table-cell table:style-name="ce146" table:formula="of:=IF([.F40]&lt;[.E40]*1.25; 0; [.J40]/1.25*0.92)" office:value-type="float" office:value="320.5982578125" calcext:value-type="float">
            <text:p>320.598</text:p>
          </table:table-cell>
          <table:table-cell table:style-name="ce174" office:value-type="float" office:value="320.598" calcext:value-type="float">
            <text:p>320.598</text:p>
          </table:table-cell>
        </table:table-row>
        <table:table-row table:style-name="ro2">
          <table:table-cell table:style-name="ce9" office:value-type="string" calcext:value-type="string">
            <text:p><text:s/>通讯业务</text:p>
          </table:table-cell>
          <table:table-cell table:style-name="ce23" office:value-type="percentage" office:value="0.0045" calcext:value-type="percentage">
            <text:p>0.45%</text:p>
          </table:table-cell>
          <table:table-cell table:style-name="ce21" office:value-type="string" calcext:value-type="string">
            <text:p>哔哩哔哩</text:p>
          </table:table-cell>
          <table:table-cell office:value-type="percentage" office:value="0.0045" calcext:value-type="percentage">
            <text:p>0.45%</text:p>
          </table:table-cell>
          <table:table-cell table:style-name="ce29" office:value-type="float" office:value="33.82" calcext:value-type="float">
            <text:p>33.8200</text:p>
          </table:table-cell>
          <table:table-cell table:style-name="ce38" office:value-type="float" office:value="11.14" calcext:value-type="float">
            <text:p>11.1400</text:p>
          </table:table-cell>
          <table:table-cell office:value-type="string" calcext:value-type="string">
            <text:p>-</text:p>
          </table:table-cell>
          <table:table-cell office:value-type="float" office:value="46.84" calcext:value-type="float">
            <text:p>46.84</text:p>
          </table:table-cell>
          <table:table-cell table:style-name="ce82" table:formula="of:=IF([.E41]&gt;0;[.F41]/[.E41]-1.0014;([.F41]-[.E41]))" office:value-type="percentage" office:value="-0.672009107037256" calcext:value-type="percentage">
            <text:p>-67.20%</text:p>
          </table:table-cell>
          <table:table-cell table:style-name="ce110" table:formula="of:=IF([.E41]&gt;0; IF([.E41]*1.25 &gt; [.F41];[.E41]*1.25; IF([.E41]*1.25^2 &gt; [.F41];[.E41]*1.25^2; IF([.E41]*1.25^3 &gt; [.F41];[.E41]*1.25^3; IF([.E41]*1.25^4 &gt; [.F41];[.E41]*1.25^4; IF([.E41]*1.25^5 &gt; [.F41];[.E41]*1.25^5; IF([.E41]*1.25^6 &gt; [.F41];[.E41]*1.25^6; IF([.E41]*1.25^7 &gt; [.F41]; [.E41]*1.25^7; IF([.E41]*1.25^8 &gt; [.F41]; [.E41]*1.25^8; IF([.E41]*1.25^9 &gt; [.F41]; [.E41]*1.25^9; [.E41]*1.25^10)))))))));IF(1.25 &gt; [.F41]-[.E41];1.25; IF(1.25^2 &gt; [.F41]-[.E41];1.25^2; IF(1.25^3 &gt; [.F41]-[.E41];1.25^3; IF(1.25^4 &gt; [.F41]-[.E41];1.25^4; IF(1.25^5 &gt; [.F41]-[.E41];1.25^5; IF(1.25^6 &gt; [.F41]-[.E41];1.25^6; IF(1.25^7 &gt; [.F41]-[.E41]; 1.25^7; IF(1.25^8 &gt; [.F41]-[.E41]; 1.25^8; IF(1.25^9 &gt; [.F41]-[.E41]; 1.25^9; IF(1.25^10 &gt; [.F41]-[.E41]; 1.25^10; IF(1.25^11 &gt; [.F41]-[.E41]; 1.25^11; IF(1.25^12 &gt; [.F41]-[.E41]; 1.25^12; IF(1.25^13 &gt; [.F41]-[.E41]; 1.25^13; IF(1.25^14 &gt; [.F41]-[.E41]; 1.25^14; IF(1.25^15 &gt; [.F41]-[.E41]; 1.25^15; IF(1.25^16 &gt; [.F41]-[.E41]; 1.25^16; IF(1.25^17 &gt; [.F41]-[.E41]; 1.25^17; IF(1.25^18 &gt; [.F41]-[.E41]; 1.25^18; IF(1.25^19 &gt; [.F41]-[.E41]; 1.25^19; 1.25^20))))))))))))))))))))" office:value-type="float" office:value="42.275" calcext:value-type="float">
            <text:p>42.275</text:p>
          </table:table-cell>
          <table:table-cell table:style-name="ce146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>
            <text:p>信息技术</text:p>
          </table:table-cell>
          <table:table-cell table:style-name="ce23" office:value-type="percentage" office:value="0.003" calcext:value-type="percentage">
            <text:p>0.30%</text:p>
          </table:table-cell>
          <table:table-cell table:style-name="ce21" office:value-type="string" calcext:value-type="string">
            <text:p>金山云</text:p>
          </table:table-cell>
          <table:table-cell office:value-type="percentage" office:value="0.003" calcext:value-type="percentage">
            <text:p>0.30%</text:p>
          </table:table-cell>
          <table:table-cell table:style-name="ce29" office:value-type="float" office:value="9.5442" calcext:value-type="float">
            <text:p>9.5442</text:p>
          </table:table-cell>
          <table:table-cell table:style-name="ce38" office:value-type="float" office:value="3.2" calcext:value-type="float">
            <text:p>3.2000</text:p>
          </table:table-cell>
          <table:table-cell office:value-type="string" calcext:value-type="string">
            <text:p>-</text:p>
          </table:table-cell>
          <table:table-cell office:value-type="float" office:value="7.5" calcext:value-type="float">
            <text:p>7.50</text:p>
          </table:table-cell>
          <table:table-cell table:style-name="ce82" table:formula="of:=IF([.E42]&gt;0;[.F42]/[.E42]-1.0014;([.F42]-[.E42]))" office:value-type="percentage" office:value="-0.666117839106473" calcext:value-type="percentage">
            <text:p>-66.61%</text:p>
          </table:table-cell>
          <table:table-cell table:style-name="ce111" table:formula="of:=IF([.E42]&gt;0; IF([.E42]*1.25 &gt; [.F42];[.E42]*1.25; IF([.E42]*1.25^2 &gt; [.F42];[.E42]*1.25^2; IF([.E42]*1.25^3 &gt; [.F42];[.E42]*1.25^3; IF([.E42]*1.25^4 &gt; [.F42];[.E42]*1.25^4; IF([.E42]*1.25^5 &gt; [.F42];[.E42]*1.25^5; IF([.E42]*1.25^6 &gt; [.F42];[.E42]*1.25^6; IF([.E42]*1.25^7 &gt; [.F42]; [.E42]*1.25^7; IF([.E42]*1.25^8 &gt; [.F42]; [.E42]*1.25^8; IF([.E42]*1.25^9 &gt; [.F42]; [.E42]*1.25^9; [.E42]*1.25^10)))))))));IF(1.25 &gt; [.F42]-[.E42];1.25; IF(1.25^2 &gt; [.F42]-[.E42];1.25^2; IF(1.25^3 &gt; [.F42]-[.E42];1.25^3; IF(1.25^4 &gt; [.F42]-[.E42];1.25^4; IF(1.25^5 &gt; [.F42]-[.E42];1.25^5; IF(1.25^6 &gt; [.F42]-[.E42];1.25^6; IF(1.25^7 &gt; [.F42]-[.E42]; 1.25^7; IF(1.25^8 &gt; [.F42]-[.E42]; 1.25^8; IF(1.25^9 &gt; [.F42]-[.E42]; 1.25^9; IF(1.25^10 &gt; [.F42]-[.E42]; 1.25^10; IF(1.25^11 &gt; [.F42]-[.E42]; 1.25^11; IF(1.25^12 &gt; [.F42]-[.E42]; 1.25^12; IF(1.25^13 &gt; [.F42]-[.E42]; 1.25^13; IF(1.25^14 &gt; [.F42]-[.E42]; 1.25^14; IF(1.25^15 &gt; [.F42]-[.E42]; 1.25^15; IF(1.25^16 &gt; [.F42]-[.E42]; 1.25^16; IF(1.25^17 &gt; [.F42]-[.E42]; 1.25^17; IF(1.25^18 &gt; [.F42]-[.E42]; 1.25^18; IF(1.25^19 &gt; [.F42]-[.E42]; 1.25^19; 1.25^20))))))))))))))))))))" office:value-type="float" office:value="11.93025" calcext:value-type="float">
            <text:p>11.930</text:p>
          </table:table-cell>
          <table:table-cell table:style-name="ce146" table:formula="of:=IF([.F42]&lt;[.E42]*1.25; 0; [.J42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4">
          <table:table-cell table:style-name="ce9" office:value-type="string" calcext:value-type="string">
            <text:p>其他</text:p>
          </table:table-cell>
          <table:table-cell table:style-name="ce23" office:value-type="percentage" office:value="0.0042" calcext:value-type="percentage">
            <text:p>0.42%</text:p>
          </table:table-cell>
          <table:table-cell table:style-name="ce21" office:value-type="string" calcext:value-type="string">
            <text:p>美国生科ETF</text:p>
          </table:table-cell>
          <table:table-cell office:value-type="percentage" office:value="0.0042" calcext:value-type="percentage">
            <text:p>0.42%</text:p>
          </table:table-cell>
          <table:table-cell table:style-name="ce29" office:value-type="float" office:value="110.13" calcext:value-type="float">
            <text:p>110.1300</text:p>
          </table:table-cell>
          <table:table-cell table:style-name="ce38" office:value-type="float" office:value="89.3" calcext:value-type="float">
            <text:p>89.3000</text:p>
          </table:table-cell>
          <table:table-cell table:number-columns-repeated="2" office:value-type="string" calcext:value-type="string">
            <text:p>-</text:p>
          </table:table-cell>
          <table:table-cell table:style-name="ce82" table:formula="of:=IF([.E43]&gt;0;[.F43]/[.E43]-1.0014;([.F43]-[.E43]))" office:value-type="percentage" office:value="-0.1905401071461" calcext:value-type="percentage">
            <text:p>-19.05%</text:p>
          </table:table-cell>
          <table:table-cell table:style-name="ce122" table:formula="of:=IF([.E43]&gt;0; IF([.E43]*1.25 &gt; [.F43];[.E43]*1.25; IF([.E43]*1.25^2 &gt; [.F43];[.E43]*1.25^2; IF([.E43]*1.25^3 &gt; [.F43];[.E43]*1.25^3; IF([.E43]*1.25^4 &gt; [.F43];[.E43]*1.25^4; IF([.E43]*1.25^5 &gt; [.F43];[.E43]*1.25^5; IF([.E43]*1.25^6 &gt; [.F43];[.E43]*1.25^6; IF([.E43]*1.25^7 &gt; [.F43]; [.E43]*1.25^7; IF([.E43]*1.25^8 &gt; [.F43]; [.E43]*1.25^8; IF([.E43]*1.25^9 &gt; [.F43]; [.E43]*1.25^9; [.E43]*1.25^10)))))))));IF(1.25 &gt; [.F43]-[.E43];1.25; IF(1.25^2 &gt; [.F43]-[.E43];1.25^2; IF(1.25^3 &gt; [.F43]-[.E43];1.25^3; IF(1.25^4 &gt; [.F43]-[.E43];1.25^4; IF(1.25^5 &gt; [.F43]-[.E43];1.25^5; IF(1.25^6 &gt; [.F43]-[.E43];1.25^6; IF(1.25^7 &gt; [.F43]-[.E43]; 1.25^7; IF(1.25^8 &gt; [.F43]-[.E43]; 1.25^8; IF(1.25^9 &gt; [.F43]-[.E43]; 1.25^9; IF(1.25^10 &gt; [.F43]-[.E43]; 1.25^10; IF(1.25^11 &gt; [.F43]-[.E43]; 1.25^11; IF(1.25^12 &gt; [.F43]-[.E43]; 1.25^12; IF(1.25^13 &gt; [.F43]-[.E43]; 1.25^13; IF(1.25^14 &gt; [.F43]-[.E43]; 1.25^14; IF(1.25^15 &gt; [.F43]-[.E43]; 1.25^15; IF(1.25^16 &gt; [.F43]-[.E43]; 1.25^16; IF(1.25^17 &gt; [.F43]-[.E43]; 1.25^17; IF(1.25^18 &gt; [.F43]-[.E43]; 1.25^18; IF(1.25^19 &gt; [.F43]-[.E43]; 1.25^19; 1.25^20))))))))))))))))))))" office:value-type="float" office:value="137.6625" calcext:value-type="float">
            <text:p>137.663</text:p>
          </table:table-cell>
          <table:table-cell table:style-name="ce146" table:formula="of:=IF([.F43]&lt;[.E43]*1.25; 0; [.J43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汽车</text:p>
          </table:table-cell>
          <table:table-cell table:style-name="ce23" office:value-type="percentage" office:value="0" calcext:value-type="percentage">
            <text:p>0.00%</text:p>
          </table:table-cell>
          <table:table-cell table:style-name="ce21" office:value-type="string" calcext:value-type="string">
            <text:p>法拉第未来</text:p>
          </table:table-cell>
          <table:table-cell office:value-type="percentage" office:value="0" calcext:value-type="percentage">
            <text:p>0.00%</text:p>
          </table:table-cell>
          <table:table-cell table:style-name="ce29" office:value-type="float" office:value="378.594" calcext:value-type="float">
            <text:p>378.5940</text:p>
          </table:table-cell>
          <table:table-cell table:style-name="ce40" office:value-type="float" office:value="0.1625" calcext:value-type="float">
            <text:p>0.1625</text:p>
          </table:table-cell>
          <table:table-cell office:value-type="string" calcext:value-type="string">
            <text:p>-</text:p>
          </table:table-cell>
          <table:table-cell office:value-type="float" office:value="0.202418" calcext:value-type="float">
            <text:p>0.20</text:p>
          </table:table-cell>
          <table:table-cell table:style-name="ce82" table:formula="of:=IF([.E44]&gt;0;[.F44]/[.E44]-1.0014;([.F44]-[.E44]))" office:value-type="percentage" office:value="-1.00097078030819" calcext:value-type="percentage">
            <text:p>-100.10%</text:p>
          </table:table-cell>
          <table:table-cell table:style-name="ce124" table:formula="of:=IF([.E44]&gt;0; IF([.E44]*1.25 &gt; [.F44];[.E44]*1.25; IF([.E44]*1.25^2 &gt; [.F44];[.E44]*1.25^2; IF([.E44]*1.25^3 &gt; [.F44];[.E44]*1.25^3; IF([.E44]*1.25^4 &gt; [.F44];[.E44]*1.25^4; IF([.E44]*1.25^5 &gt; [.F44];[.E44]*1.25^5; IF([.E44]*1.25^6 &gt; [.F44];[.E44]*1.25^6; IF([.E44]*1.25^7 &gt; [.F44]; [.E44]*1.25^7; IF([.E44]*1.25^8 &gt; [.F44]; [.E44]*1.25^8; IF([.E44]*1.25^9 &gt; [.F44]; [.E44]*1.25^9; [.E44]*1.25^10)))))))));IF(1.25 &gt; [.F44]-[.E44];1.25; IF(1.25^2 &gt; [.F44]-[.E44];1.25^2; IF(1.25^3 &gt; [.F44]-[.E44];1.25^3; IF(1.25^4 &gt; [.F44]-[.E44];1.25^4; IF(1.25^5 &gt; [.F44]-[.E44];1.25^5; IF(1.25^6 &gt; [.F44]-[.E44];1.25^6; IF(1.25^7 &gt; [.F44]-[.E44]; 1.25^7; IF(1.25^8 &gt; [.F44]-[.E44]; 1.25^8; IF(1.25^9 &gt; [.F44]-[.E44]; 1.25^9; IF(1.25^10 &gt; [.F44]-[.E44]; 1.25^10; IF(1.25^11 &gt; [.F44]-[.E44]; 1.25^11; IF(1.25^12 &gt; [.F44]-[.E44]; 1.25^12; IF(1.25^13 &gt; [.F44]-[.E44]; 1.25^13; IF(1.25^14 &gt; [.F44]-[.E44]; 1.25^14; IF(1.25^15 &gt; [.F44]-[.E44]; 1.25^15; IF(1.25^16 &gt; [.F44]-[.E44]; 1.25^16; IF(1.25^17 &gt; [.F44]-[.E44]; 1.25^17; IF(1.25^18 &gt; [.F44]-[.E44]; 1.25^18; IF(1.25^19 &gt; [.F44]-[.E44]; 1.25^19; 1.25^20))))))))))))))))))))" office:value-type="float" office:value="473.2425" calcext:value-type="float">
            <text:p>473.243</text:p>
          </table:table-cell>
          <table:table-cell table:style-name="ce146" table:formula="of:=IF([.F44]&lt;[.E44]*1.25; 0; [.J44]/1.25*0.92)" office:value-type="float" office:value="0" calcext:value-type="float">
            <text:p>0.000</text:p>
          </table:table-cell>
          <table:table-cell table:style-name="ce174" office:value-type="float" office:value="0" calcext:value-type="float">
            <text:p>0.000</text:p>
          </table:table-cell>
        </table:table-row>
        <table:table-row table:style-name="ro1">
          <table:table-cell table:style-name="ce5" office:value-type="string" calcext:value-type="string" table:number-columns-spanned="12" table:number-rows-spanned="1">
            <text:p>ttt客户</text:p>
          </table:table-cell>
          <table:covered-table-cell table:number-columns-repeated="4" table:style-name="Default"/>
          <table:covered-table-cell/>
          <table:covered-table-cell table:number-columns-repeated="6" table:style-name="Default"/>
        </table:table-row>
        <table:table-row table:style-name="ro1">
          <table:table-cell table:style-name="ce1"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table:table-row table:style-name="ro2">
          <table:table-cell table:style-name="ce1" office:value-type="string" calcext:value-type="string">
            <text:p>flx</text:p>
          </table:table-cell>
          <table:table-cell table:style-name="ce1" office:value-type="float" office:value="154004.837" calcext:value-type="float">
            <text:p>154004.837</text:p>
          </table:table-cell>
          <table:table-cell table:style-name="ce24" table:formula="of:=[.A2]*[.B47]" office:value-type="float" office:value="321100.085145" calcext:value-type="float">
            <text:p>321100.09</text:p>
          </table:table-cell>
          <table:table-cell table:number-columns-repeated="2" table:style-name="Default" office:value-type="string" calcext:value-type="string">
            <text:p>ddd</text:p>
          </table:table-cell>
          <table:table-cell office:value-type="string" calcext:value-type="string">
            <text:p>ddd</text:p>
          </table:table-cell>
          <table:table-cell table:number-columns-repeated="6" table:style-name="Default" office:value-type="string" calcext:value-type="string">
            <text:p>ddd</text:p>
          </table:table-cell>
        </table:table-row>
        <calcext:conditional-formats>
          <calcext:conditional-format calcext:target-range-address="Sheet1.L11:Sheet1.L11">
            <calcext:condition calcext:apply-style-name="Bad" calcext:value="&gt;0" calcext:base-cell-address="Sheet1.L11"/>
          </calcext:conditional-format>
          <calcext:conditional-format calcext:target-range-address="Sheet1.I11:Sheet1.I11">
            <calcext:condition calcext:apply-style-name="Good" calcext:value="&lt;0" calcext:base-cell-address="Sheet1.I11"/>
            <calcext:condition calcext:apply-style-name="Bad" calcext:value="&gt;=0" calcext:base-cell-address="Sheet1.I11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L39:Sheet1.L44">
            <calcext:condition calcext:apply-style-name="Bad" calcext:value="&gt;0" calcext:base-cell-address="Sheet1.L39"/>
          </calcext:conditional-format>
          <calcext:conditional-format calcext:target-range-address="Sheet1.I12:Sheet1.I12">
            <calcext:condition calcext:apply-style-name="Good" calcext:value="&lt;0" calcext:base-cell-address="Sheet1.I12"/>
            <calcext:condition calcext:apply-style-name="Bad" calcext:value="&gt;=0" calcext:base-cell-address="Sheet1.I12"/>
          </calcext:conditional-format>
          <calcext:conditional-format calcext:target-range-address="Sheet1.J12:Sheet1.J12">
            <calcext:condition calcext:apply-style-name="Good" calcext:value="&gt;[.E12]*1.25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L12:Sheet1.L12">
            <calcext:condition calcext:apply-style-name="Bad" calcext:value="&gt;0" calcext:base-cell-address="Sheet1.L12"/>
          </calcext:conditional-format>
          <calcext:conditional-format calcext:target-range-address="Sheet1.I31:Sheet1.I34 Sheet1.I10:Sheet1.I10">
            <calcext:condition calcext:apply-style-name="Good" calcext:value="&lt;0" calcext:base-cell-address="Sheet1.I10"/>
            <calcext:condition calcext:apply-style-name="Bad" calcext:value="&gt;=0" calcext:base-cell-address="Sheet1.I10"/>
          </calcext:conditional-format>
          <calcext:conditional-format calcext:target-range-address="Sheet1.K31:Sheet1.K34 Sheet1.K10:Sheet1.K10">
            <calcext:condition calcext:apply-style-name="Bad" calcext:value="&gt;0" calcext:base-cell-address="Sheet1.K10"/>
          </calcext:conditional-format>
          <calcext:conditional-format calcext:target-range-address="Sheet1.I6:Sheet1.I6">
            <calcext:condition calcext:apply-style-name="Good" calcext:value="&lt;0" calcext:base-cell-address="Sheet1.I6"/>
            <calcext:condition calcext:apply-style-name="Bad" calcext:value="&gt;=0" calcext:base-cell-address="Sheet1.I6"/>
          </calcext:conditional-format>
          <calcext:conditional-format calcext:target-range-address="Sheet1.J6:Sheet1.J11 Sheet1.J31:Sheet1.J34">
            <calcext:condition calcext:apply-style-name="Good" calcext:value="&gt;[.E6]*1.25" calcext:base-cell-address="Sheet1.J6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L6:Sheet1.L6">
            <calcext:condition calcext:apply-style-name="Bad" calcext:value="&gt;0" calcext:base-cell-address="Sheet1.L6"/>
          </calcext:conditional-format>
          <calcext:conditional-format calcext:target-range-address="Sheet1.I7:Sheet1.I7">
            <calcext:condition calcext:apply-style-name="Good" calcext:value="&lt;0" calcext:base-cell-address="Sheet1.I7"/>
            <calcext:condition calcext:apply-style-name="Bad" calcext:value="&gt;=0" calcext:base-cell-address="Sheet1.I7"/>
          </calcext:conditional-format>
          <calcext:conditional-format calcext:target-range-address="Sheet1.K7:Sheet1.K7">
            <calcext:condition calcext:apply-style-name="Bad" calcext:value="&gt;0" calcext:base-cell-address="Sheet1.K7"/>
          </calcext:conditional-format>
          <calcext:conditional-format calcext:target-range-address="Sheet1.L7:Sheet1.L9">
            <calcext:condition calcext:apply-style-name="Bad" calcext:value="&gt;0" calcext:base-cell-address="Sheet1.L7"/>
          </calcext:conditional-format>
          <calcext:conditional-format calcext:target-range-address="Sheet1.L25:Sheet1.L26">
            <calcext:condition calcext:apply-style-name="Bad" calcext:value="&gt;0" calcext:base-cell-address="Sheet1.L25"/>
          </calcext:conditional-format>
          <calcext:conditional-format calcext:target-range-address="Sheet1.L13:Sheet1.L20">
            <calcext:condition calcext:apply-style-name="Bad" calcext:value="&gt;0" calcext:base-cell-address="Sheet1.L13"/>
          </calcext:conditional-format>
          <calcext:conditional-format calcext:target-range-address="Sheet1.L24:Sheet1.L24 Sheet1.L21:Sheet1.L22">
            <calcext:condition calcext:apply-style-name="Bad" calcext:value="&gt;0" calcext:base-cell-address="Sheet1.L21"/>
          </calcext:conditional-format>
          <calcext:conditional-format calcext:target-range-address="Sheet1.I13:Sheet1.I20">
            <calcext:condition calcext:apply-style-name="Good" calcext:value="&lt;0" calcext:base-cell-address="Sheet1.I13"/>
            <calcext:condition calcext:apply-style-name="Bad" calcext:value="&gt;=0" calcext:base-cell-address="Sheet1.I13"/>
          </calcext:conditional-format>
          <calcext:conditional-format calcext:target-range-address="Sheet1.J13:Sheet1.J20">
            <calcext:condition calcext:apply-style-name="Good" calcext:value="&gt;[.E13]*1.25" calcext:base-cell-address="Sheet1.J13"/>
          </calcext:conditional-format>
          <calcext:conditional-format calcext:target-range-address="Sheet1.K13:Sheet1.K20">
            <calcext:condition calcext:apply-style-name="Bad" calcext:value="&gt;0" calcext:base-cell-address="Sheet1.K13"/>
          </calcext:conditional-format>
          <calcext:conditional-format calcext:target-range-address="Sheet1.L28:Sheet1.L29">
            <calcext:condition calcext:apply-style-name="Bad" calcext:value="&gt;0" calcext:base-cell-address="Sheet1.L28"/>
          </calcext:conditional-format>
          <calcext:conditional-format calcext:target-range-address="Sheet1.I28:Sheet1.I29">
            <calcext:condition calcext:apply-style-name="Good" calcext:value="&lt;0" calcext:base-cell-address="Sheet1.I28"/>
            <calcext:condition calcext:apply-style-name="Bad" calcext:value="&gt;=0" calcext:base-cell-address="Sheet1.I28"/>
          </calcext:conditional-format>
          <calcext:conditional-format calcext:target-range-address="Sheet1.J28:Sheet1.J29">
            <calcext:condition calcext:apply-style-name="Good" calcext:value="&gt;[.E28]*1.25" calcext:base-cell-address="Sheet1.J28"/>
          </calcext:conditional-format>
          <calcext:conditional-format calcext:target-range-address="Sheet1.I39:Sheet1.I44">
            <calcext:condition calcext:apply-style-name="Good" calcext:value="&lt;0" calcext:base-cell-address="Sheet1.I39"/>
            <calcext:condition calcext:apply-style-name="Bad" calcext:value="&gt;=0" calcext:base-cell-address="Sheet1.I39"/>
          </calcext:conditional-format>
          <calcext:conditional-format calcext:target-range-address="Sheet1.K39:Sheet1.K44">
            <calcext:condition calcext:apply-style-name="Bad" calcext:value="&gt;0" calcext:base-cell-address="Sheet1.K39"/>
          </calcext:conditional-format>
          <calcext:conditional-format calcext:target-range-address="Sheet1.I9:Sheet1.I9">
            <calcext:condition calcext:apply-style-name="Good" calcext:value="&lt;0" calcext:base-cell-address="Sheet1.I9"/>
            <calcext:condition calcext:apply-style-name="Bad" calcext:value="&gt;=0" calcext:base-cell-address="Sheet1.I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I38:Sheet1.I38">
            <calcext:condition calcext:apply-style-name="Good" calcext:value="&lt;0" calcext:base-cell-address="Sheet1.I38"/>
            <calcext:condition calcext:apply-style-name="Bad" calcext:value="&gt;=0" calcext:base-cell-address="Sheet1.I38"/>
          </calcext:conditional-format>
          <calcext:conditional-format calcext:target-range-address="Sheet1.J38:Sheet1.J38">
            <calcext:condition calcext:apply-style-name="Good" calcext:value="&gt;[.E38]*1.25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L38:Sheet1.L38">
            <calcext:condition calcext:apply-style-name="Bad" calcext:value="&gt;0" calcext:base-cell-address="Sheet1.L38"/>
          </calcext:conditional-format>
          <calcext:conditional-format calcext:target-range-address="Sheet1.I24:Sheet1.I24">
            <calcext:condition calcext:apply-style-name="Good" calcext:value="&lt;0" calcext:base-cell-address="Sheet1.I24"/>
            <calcext:condition calcext:apply-style-name="Bad" calcext:value="&gt;=0" calcext:base-cell-address="Sheet1.I24"/>
          </calcext:conditional-format>
          <calcext:conditional-format calcext:target-range-address="Sheet1.J24:Sheet1.J24">
            <calcext:condition calcext:apply-style-name="Good" calcext:value="&gt;[.E24]*1.25" calcext:base-cell-address="Sheet1.J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I23:Sheet1.I23">
            <calcext:condition calcext:apply-style-name="Good" calcext:value="&lt;0" calcext:base-cell-address="Sheet1.I23"/>
            <calcext:condition calcext:apply-style-name="Bad" calcext:value="&gt;=0" calcext:base-cell-address="Sheet1.I23"/>
          </calcext:conditional-format>
          <calcext:conditional-format calcext:target-range-address="Sheet1.J23:Sheet1.J23">
            <calcext:condition calcext:apply-style-name="Good" calcext:value="&gt;[.E23]*1.25" calcext:base-cell-address="Sheet1.J23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L23:Sheet1.L23">
            <calcext:condition calcext:apply-style-name="Bad" calcext:value="&gt;0" calcext:base-cell-address="Sheet1.L23"/>
          </calcext:conditional-format>
          <calcext:conditional-format calcext:target-range-address="Sheet1.I27:Sheet1.I27">
            <calcext:condition calcext:apply-style-name="Good" calcext:value="&lt;0" calcext:base-cell-address="Sheet1.I27"/>
            <calcext:condition calcext:apply-style-name="Bad" calcext:value="&gt;=0" calcext:base-cell-address="Sheet1.I27"/>
          </calcext:conditional-format>
          <calcext:conditional-format calcext:target-range-address="Sheet1.J27:Sheet1.J27">
            <calcext:condition calcext:apply-style-name="Good" calcext:value="&gt;[.E27]*1.25" calcext:base-cell-address="Sheet1.J27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L27:Sheet1.L27">
            <calcext:condition calcext:apply-style-name="Bad" calcext:value="&gt;0" calcext:base-cell-address="Sheet1.L27"/>
          </calcext:conditional-format>
          <calcext:conditional-format calcext:target-range-address="Sheet1.L27:Sheet1.L27">
            <calcext:condition calcext:apply-style-name="Good" calcext:value="&lt;[$Sheet1.$L$27]" calcext:base-cell-address="Sheet1.L27"/>
          </calcext:conditional-format>
          <calcext:conditional-format calcext:target-range-address="Sheet1.F39:Sheet1.F44">
            <calcext:condition calcext:apply-style-name="Accent" calcext:value="&lt;[$Sheet1.$L$39]" calcext:base-cell-address="Sheet1.F39"/>
          </calcext:conditional-format>
          <calcext:conditional-format calcext:target-range-address="Sheet1.L30:Sheet1.L34 Sheet1.L10:Sheet1.L10">
            <calcext:condition calcext:apply-style-name="Bad" calcext:value="&gt;0" calcext:base-cell-address="Sheet1.L10"/>
          </calcext:conditional-format>
          <calcext:conditional-format calcext:target-range-address="Sheet1.I8:Sheet1.I8">
            <calcext:condition calcext:apply-style-name="Good" calcext:value="&lt;0" calcext:base-cell-address="Sheet1.I8"/>
            <calcext:condition calcext:apply-style-name="Bad" calcext:value="&gt;=0" calcext:base-cell-address="Sheet1.I8"/>
          </calcext:conditional-format>
          <calcext:conditional-format calcext:target-range-address="Sheet1.K8:Sheet1.K8">
            <calcext:condition calcext:apply-style-name="Bad" calcext:value="&gt;0" calcext:base-cell-address="Sheet1.K8"/>
          </calcext:conditional-format>
          <calcext:conditional-format calcext:target-range-address="Sheet1.I25:Sheet1.I26">
            <calcext:condition calcext:apply-style-name="Good" calcext:value="&lt;0" calcext:base-cell-address="Sheet1.I25"/>
            <calcext:condition calcext:apply-style-name="Bad" calcext:value="&gt;=0" calcext:base-cell-address="Sheet1.I25"/>
          </calcext:conditional-format>
          <calcext:conditional-format calcext:target-range-address="Sheet1.J25:Sheet1.J26">
            <calcext:condition calcext:apply-style-name="Good" calcext:value="&gt;[.E25]*1.25" calcext:base-cell-address="Sheet1.J25"/>
          </calcext:conditional-format>
          <calcext:conditional-format calcext:target-range-address="Sheet1.K25:Sheet1.K26 Sheet1.K28:Sheet1.K29">
            <calcext:condition calcext:apply-style-name="Bad" calcext:value="&gt;0" calcext:base-cell-address="Sheet1.K25"/>
          </calcext:conditional-format>
          <calcext:conditional-format calcext:target-range-address="Sheet1.I21:Sheet1.I22">
            <calcext:condition calcext:apply-style-name="Good" calcext:value="&lt;0" calcext:base-cell-address="Sheet1.I21"/>
            <calcext:condition calcext:apply-style-name="Bad" calcext:value="&gt;=0" calcext:base-cell-address="Sheet1.I21"/>
          </calcext:conditional-format>
          <calcext:conditional-format calcext:target-range-address="Sheet1.J21:Sheet1.J22">
            <calcext:condition calcext:apply-style-name="Good" calcext:value="&gt;[.E21]*1.25" calcext:base-cell-address="Sheet1.J21"/>
          </calcext:conditional-format>
          <calcext:conditional-format calcext:target-range-address="Sheet1.K21:Sheet1.K22">
            <calcext:condition calcext:apply-style-name="Bad" calcext:value="&gt;0" calcext:base-cell-address="Sheet1.K21"/>
          </calcext:conditional-format>
          <calcext:conditional-format calcext:target-range-address="Sheet1.I30:Sheet1.I30">
            <calcext:condition calcext:apply-style-name="Good" calcext:value="&lt;0" calcext:base-cell-address="Sheet1.I30"/>
            <calcext:condition calcext:apply-style-name="Bad" calcext:value="&gt;=0" calcext:base-cell-address="Sheet1.I30"/>
          </calcext:conditional-format>
          <calcext:conditional-format calcext:target-range-address="Sheet1.J30:Sheet1.J30">
            <calcext:condition calcext:apply-style-name="Good" calcext:value="&gt;[.E30]*1.25" calcext:base-cell-address="Sheet1.J30"/>
          </calcext:conditional-format>
          <calcext:conditional-format calcext:target-range-address="Sheet1.K30:Sheet1.K30">
            <calcext:condition calcext:apply-style-name="Bad" calcext:value="&gt;0" calcext:base-cell-address="Sheet1.K30"/>
          </calcext:conditional-format>
          <calcext:conditional-format calcext:target-range-address="Sheet1.F44:Sheet1.F44">
            <calcext:condition calcext:apply-style-name="Good" calcext:value="&lt;[$Sheet1.$L$44]" calcext:base-cell-address="Sheet1.F44"/>
          </calcext:conditional-format>
          <calcext:conditional-format calcext:target-range-address="Sheet1.F38:Sheet1.F38">
            <calcext:condition calcext:apply-style-name="Good" calcext:value="&lt;[$Sheet1.$L$38]" calcext:base-cell-address="Sheet1.F38"/>
          </calcext:conditional-format>
          <calcext:conditional-format calcext:target-range-address="Sheet1.F10:Sheet1.F10">
            <calcext:condition calcext:apply-style-name="Good" calcext:value="&lt;[$Sheet1.$L$10]" calcext:base-cell-address="Sheet1.F10"/>
          </calcext:conditional-format>
          <calcext:conditional-format calcext:target-range-address="Sheet1.F33:Sheet1.F33">
            <calcext:condition calcext:apply-style-name="Good" calcext:value="&lt;[$Sheet1.$L$33]" calcext:base-cell-address="Sheet1.F33"/>
          </calcext:conditional-format>
          <calcext:conditional-format calcext:target-range-address="Sheet1.J39:Sheet1.J39">
            <calcext:condition calcext:apply-style-name="Good" calcext:value="&gt;[.E39]*1.25" calcext:base-cell-address="Sheet1.J39"/>
          </calcext:conditional-format>
          <calcext:conditional-format calcext:target-range-address="Sheet1.J40:Sheet1.J40">
            <calcext:condition calcext:apply-style-name="Good" calcext:value="&gt;[.E40] * 1.25" calcext:base-cell-address="Sheet1.J40"/>
          </calcext:conditional-format>
          <calcext:conditional-format calcext:target-range-address="Sheet1.J41:Sheet1.J41">
            <calcext:condition calcext:apply-style-name="Good" calcext:value="&gt;[.E41] * 1.25" calcext:base-cell-address="Sheet1.J41"/>
          </calcext:conditional-format>
          <calcext:conditional-format calcext:target-range-address="Sheet1.J42:Sheet1.J42">
            <calcext:condition calcext:apply-style-name="Good" calcext:value="&gt;[.E42] *1.25" calcext:base-cell-address="Sheet1.J42"/>
          </calcext:conditional-format>
          <calcext:conditional-format calcext:target-range-address="Sheet1.J43:Sheet1.J43">
            <calcext:condition calcext:apply-style-name="Good" calcext:value="&gt;[.E43] * 1.25" calcext:base-cell-address="Sheet1.J43"/>
          </calcext:conditional-format>
          <calcext:conditional-format calcext:target-range-address="Sheet1.J44:Sheet1.J44">
            <calcext:condition calcext:apply-style-name="Good" calcext:value="&gt;[.E44] * 1.25" calcext:base-cell-address="Sheet1.J4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3T23:02:58.712677008</meta:creation-date>
    <dc:date>2024-01-07T12:41:04.820576428</dc:date>
    <meta:editing-duration>P4DT16H35M8S</meta:editing-duration>
    <meta:editing-cycles>693</meta:editing-cycles>
    <meta:generator>LibreOffice/7.4.7.2$Linux_X86_64 LibreOffice_project/40$Build-2</meta:generator>
    <meta:document-statistic meta:table-count="1" meta:cell-count="484" meta:object-count="0"/>
  </office:meta>
</office:document-meta>
</file>